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PlainText" style:master-page-name="MP0" style:family="paragraph">
      <style:paragraph-properties fo:break-before="page"/>
      <style:text-properties style:font-name="Calibri" style:font-name-complex="Courier New"/>
    </style:style>
    <style:style style:name="P2" style:parent-style-name="Heading2" style:family="paragraph">
      <style:text-properties fo:language="nb" fo:country="NO"/>
    </style:style>
    <style:style style:name="P3" style:parent-style-name="PlainText" style:family="paragraph">
      <style:text-properties style:font-name="Calibri" style:font-name-complex="Courier New" fo:language="nb" fo:country="NO"/>
    </style:style>
    <style:style style:name="P4" style:parent-style-name="PlainText" style:family="paragraph">
      <style:text-properties style:font-name="Calibri" style:font-name-complex="Courier New" fo:language="nb" fo:country="NO"/>
    </style:style>
    <style:style style:name="P5" style:parent-style-name="PlainText" style:family="paragraph">
      <style:text-properties style:font-name="Calibri" style:font-name-complex="Courier New" fo:language="nb" fo:country="NO"/>
    </style:style>
    <style:style style:name="P6" style:parent-style-name="PlainText" style:family="paragraph">
      <style:text-properties style:font-name="Calibri" style:font-name-complex="Courier New" fo:language="nb" fo:country="NO"/>
    </style:style>
    <style:style style:name="P7" style:parent-style-name="PlainText" style:family="paragraph">
      <style:text-properties style:font-name="Calibri" style:font-name-complex="Courier New" fo:language="nb" fo:country="NO"/>
    </style:style>
    <style:style style:name="P8" style:parent-style-name="PlainText" style:family="paragraph">
      <style:text-properties style:font-name="Calibri" style:font-name-complex="Courier New" fo:language="nb" fo:country="NO"/>
    </style:style>
    <style:style style:name="P9" style:parent-style-name="PlainText" style:family="paragraph">
      <style:text-properties style:font-name="Calibri" style:font-name-complex="Courier New" fo:language="nb" fo:country="NO"/>
    </style:style>
    <style:style style:name="P10" style:parent-style-name="PlainText" style:family="paragraph">
      <style:text-properties style:font-name="Calibri" style:font-name-complex="Courier New" fo:language="nb" fo:country="NO"/>
    </style:style>
    <style:style style:name="P11" style:parent-style-name="PlainText" style:family="paragraph">
      <style:text-properties style:font-name="Calibri" style:font-name-complex="Courier New" fo:language="nb" fo:country="NO"/>
    </style:style>
    <style:style style:name="P12" style:parent-style-name="PlainText" style:family="paragraph">
      <style:text-properties style:font-name="Calibri" style:font-name-complex="Courier New" fo:language="nb" fo:country="NO"/>
    </style:style>
    <style:style style:name="P13" style:parent-style-name="PlainText" style:family="paragraph">
      <style:text-properties style:font-name="Calibri" style:font-name-complex="Courier New" fo:language="nb" fo:country="NO"/>
    </style:style>
    <style:style style:name="P14" style:parent-style-name="PlainText" style:family="paragraph">
      <style:text-properties style:font-name="Calibri" style:font-name-complex="Courier New" fo:language="nb" fo:country="NO"/>
    </style:style>
    <style:style style:name="P15" style:parent-style-name="PlainText" style:family="paragraph">
      <style:text-properties style:font-name="Calibri" style:font-name-complex="Courier New" fo:language="nb" fo:country="NO"/>
    </style:style>
    <style:style style:name="P16" style:parent-style-name="PlainText" style:family="paragraph">
      <style:text-properties style:font-name="Calibri" style:font-name-complex="Courier New" fo:language="nb" fo:country="NO"/>
    </style:style>
    <style:style style:name="P17" style:parent-style-name="PlainText" style:family="paragraph">
      <style:text-properties style:font-name="Calibri" style:font-name-complex="Courier New" fo:language="nb" fo:country="NO"/>
    </style:style>
    <style:style style:name="P18" style:parent-style-name="PlainText" style:family="paragraph">
      <style:text-properties style:font-name="Calibri" style:font-name-complex="Courier New" fo:language="nb" fo:country="NO"/>
    </style:style>
    <style:style style:name="P19" style:parent-style-name="PlainText" style:family="paragraph">
      <style:text-properties style:font-name="Calibri" style:font-name-complex="Courier New" fo:language="nb" fo:country="NO"/>
    </style:style>
    <style:style style:name="P20" style:parent-style-name="PlainText" style:family="paragraph">
      <style:text-properties style:font-name="Calibri" style:font-name-complex="Courier New" fo:language="nb" fo:country="NO"/>
    </style:style>
    <style:style style:name="P21" style:parent-style-name="PlainText" style:family="paragraph">
      <style:text-properties style:font-name="Calibri" style:font-name-complex="Courier New" fo:language="nb" fo:country="NO"/>
    </style:style>
    <style:style style:name="P22" style:parent-style-name="Heading2" style:family="paragraph">
      <style:text-properties fo:language="nb" fo:country="NO"/>
    </style:style>
    <style:style style:name="P23" style:parent-style-name="PlainText" style:family="paragraph">
      <style:text-properties style:font-name="Calibri" style:font-name-complex="Courier New" fo:language="nb" fo:country="NO"/>
    </style:style>
    <style:style style:name="P24" style:parent-style-name="PlainText" style:family="paragraph">
      <style:text-properties style:font-name="Calibri" style:font-name-complex="Courier New" fo:language="nb" fo:country="NO"/>
    </style:style>
    <style:style style:name="P25" style:parent-style-name="PlainText" style:family="paragraph">
      <style:text-properties style:font-name="Calibri" style:font-name-complex="Courier New" fo:language="nb" fo:country="NO"/>
    </style:style>
    <style:style style:name="P26" style:parent-style-name="PlainText" style:family="paragraph">
      <style:text-properties style:font-name="Calibri" style:font-name-complex="Courier New" fo:language="nb" fo:country="NO"/>
    </style:style>
    <style:style style:name="P27" style:parent-style-name="PlainText" style:family="paragraph">
      <style:text-properties style:font-name="Calibri" style:font-name-complex="Courier New" fo:language="nb" fo:country="NO"/>
    </style:style>
    <style:style style:name="P28" style:parent-style-name="PlainText" style:family="paragraph">
      <style:text-properties style:font-name="Calibri" style:font-name-complex="Courier New" fo:language="nb" fo:country="NO"/>
    </style:style>
    <style:style style:name="P29" style:parent-style-name="PlainText" style:family="paragraph">
      <style:text-properties style:font-name="Calibri" style:font-name-complex="Courier New" fo:language="nb" fo:country="NO"/>
    </style:style>
    <style:style style:name="P30" style:parent-style-name="PlainText" style:family="paragraph">
      <style:text-properties style:font-name="Calibri" style:font-name-complex="Courier New" fo:language="nb" fo:country="NO"/>
    </style:style>
    <style:style style:name="P31" style:parent-style-name="PlainText" style:family="paragraph">
      <style:text-properties style:font-name="Calibri" style:font-name-complex="Courier New" fo:language="nb" fo:country="NO"/>
    </style:style>
    <style:style style:name="P32" style:parent-style-name="PlainText" style:family="paragraph">
      <style:text-properties style:font-name="Calibri" style:font-name-complex="Courier New" fo:language="nb" fo:country="NO"/>
    </style:style>
    <style:style style:name="P33" style:parent-style-name="PlainText" style:family="paragraph">
      <style:text-properties style:font-name="Calibri" style:font-name-complex="Courier New" fo:language="nb" fo:country="NO"/>
    </style:style>
    <style:style style:name="P34" style:parent-style-name="PlainText" style:family="paragraph">
      <style:text-properties style:font-name="Calibri" style:font-name-complex="Courier New" fo:language="nb" fo:country="NO"/>
    </style:style>
    <style:style style:name="P35" style:parent-style-name="PlainText" style:family="paragraph">
      <style:text-properties style:font-name="Calibri" style:font-name-complex="Courier New" fo:language="nb" fo:country="NO"/>
    </style:style>
    <style:style style:name="P36" style:parent-style-name="PlainText" style:family="paragraph">
      <style:text-properties style:font-name="Calibri" style:font-name-complex="Courier New" fo:language="nb" fo:country="NO"/>
    </style:style>
    <style:style style:name="P37" style:parent-style-name="PlainText" style:family="paragraph">
      <style:text-properties style:font-name="Calibri" style:font-name-complex="Courier New" fo:language="nb" fo:country="NO"/>
    </style:style>
    <style:style style:name="P38" style:parent-style-name="PlainText" style:family="paragraph">
      <style:text-properties style:font-name="Calibri" style:font-name-complex="Courier New" fo:language="nb" fo:country="NO"/>
    </style:style>
    <style:style style:name="P39" style:parent-style-name="PlainText" style:family="paragraph">
      <style:text-properties style:font-name="Calibri" style:font-name-complex="Courier New" fo:language="nb" fo:country="NO"/>
    </style:style>
    <style:style style:name="P40" style:parent-style-name="PlainText" style:family="paragraph">
      <style:text-properties style:font-name="Calibri" style:font-name-complex="Courier New" fo:language="nb" fo:country="NO"/>
    </style:style>
    <style:style style:name="P41" style:parent-style-name="PlainText" style:family="paragraph">
      <style:text-properties style:font-name="Calibri" style:font-name-complex="Courier New" fo:language="nb" fo:country="NO"/>
    </style:style>
    <style:style style:name="P42" style:parent-style-name="PlainText" style:family="paragraph">
      <style:text-properties style:font-name="Calibri" style:font-name-complex="Courier New" fo:language="nb" fo:country="NO"/>
    </style:style>
    <style:style style:name="P43" style:parent-style-name="PlainText" style:family="paragraph">
      <style:text-properties style:font-name="Calibri" style:font-name-complex="Courier New" fo:language="nb" fo:country="NO"/>
    </style:style>
    <style:style style:name="P44" style:parent-style-name="PlainText" style:family="paragraph">
      <style:text-properties style:font-name="Calibri" style:font-name-complex="Courier New" fo:language="nb" fo:country="NO"/>
    </style:style>
    <style:style style:name="P45" style:parent-style-name="PlainText" style:family="paragraph">
      <style:text-properties style:font-name="Calibri" style:font-name-complex="Courier New" fo:language="nb" fo:country="NO"/>
    </style:style>
    <style:style style:name="P46" style:parent-style-name="PlainText" style:family="paragraph">
      <style:text-properties style:font-name="Calibri" style:font-name-complex="Courier New" fo:language="nb" fo:country="NO"/>
    </style:style>
    <style:style style:name="P47" style:parent-style-name="PlainText" style:family="paragraph">
      <style:text-properties style:font-name="Calibri" style:font-name-complex="Courier New" fo:language="nb" fo:country="NO"/>
    </style:style>
    <style:style style:name="P48" style:parent-style-name="PlainText" style:family="paragraph">
      <style:text-properties style:font-name="Calibri" style:font-name-complex="Courier New" fo:language="nb" fo:country="NO"/>
    </style:style>
    <style:style style:name="P49" style:parent-style-name="PlainText" style:family="paragraph">
      <style:text-properties style:font-name="Calibri" style:font-name-complex="Courier New" fo:language="nb" fo:country="NO"/>
    </style:style>
    <style:style style:name="P50" style:parent-style-name="PlainText" style:family="paragraph">
      <style:text-properties style:font-name="Calibri" style:font-name-complex="Courier New" fo:language="nb" fo:country="NO"/>
    </style:style>
    <style:style style:name="P51" style:parent-style-name="PlainText" style:family="paragraph">
      <style:text-properties style:font-name="Calibri" style:font-name-complex="Courier New" fo:language="nb" fo:country="NO"/>
    </style:style>
    <style:style style:name="P52" style:parent-style-name="PlainText" style:family="paragraph">
      <style:text-properties style:font-name="Calibri" style:font-name-complex="Courier New" fo:language="nb" fo:country="NO"/>
    </style:style>
    <style:style style:name="P53" style:parent-style-name="PlainText" style:family="paragraph">
      <style:text-properties style:font-name="Calibri" style:font-name-complex="Courier New" fo:language="nb" fo:country="NO"/>
    </style:style>
    <style:style style:name="P54" style:parent-style-name="PlainText" style:family="paragraph">
      <style:text-properties style:font-name="Calibri" style:font-name-complex="Courier New" fo:language="nb" fo:country="NO"/>
    </style:style>
    <style:style style:name="P55" style:parent-style-name="PlainText" style:family="paragraph">
      <style:text-properties style:font-name="Calibri" style:font-name-complex="Courier New" fo:language="nb" fo:country="NO"/>
    </style:style>
    <style:style style:name="P56" style:parent-style-name="PlainText" style:family="paragraph">
      <style:text-properties style:font-name="Calibri" style:font-name-complex="Courier New" fo:language="nb" fo:country="NO"/>
    </style:style>
    <style:style style:name="P57" style:parent-style-name="PlainText" style:family="paragraph">
      <style:text-properties style:font-name="Calibri" style:font-name-complex="Courier New" fo:language="nb" fo:country="NO"/>
    </style:style>
    <style:style style:name="P58" style:parent-style-name="PlainText" style:family="paragraph">
      <style:text-properties style:font-name="Calibri" style:font-name-complex="Courier New" fo:language="nb" fo:country="NO"/>
    </style:style>
    <style:style style:name="P59" style:parent-style-name="PlainText" style:family="paragraph">
      <style:text-properties style:font-name="Calibri" style:font-name-complex="Courier New" fo:language="nb" fo:country="NO"/>
    </style:style>
    <style:style style:name="P60" style:parent-style-name="PlainText" style:family="paragraph">
      <style:text-properties style:font-name="Calibri" style:font-name-complex="Courier New" fo:language="nb" fo:country="NO"/>
    </style:style>
    <style:style style:name="P61" style:parent-style-name="PlainText" style:family="paragraph">
      <style:text-properties style:font-name="Calibri" style:font-name-complex="Courier New" fo:language="nb" fo:country="NO"/>
    </style:style>
    <style:style style:name="P62" style:parent-style-name="PlainText" style:family="paragraph">
      <style:text-properties style:font-name="Calibri" style:font-name-complex="Courier New" fo:language="nb" fo:country="NO"/>
    </style:style>
    <style:style style:name="P63" style:parent-style-name="PlainText" style:family="paragraph">
      <style:text-properties style:font-name="Calibri" style:font-name-complex="Courier New" fo:language="nb" fo:country="NO"/>
    </style:style>
    <style:style style:name="P64" style:parent-style-name="PlainText" style:family="paragraph">
      <style:text-properties style:font-name="Calibri" style:font-name-complex="Courier New" fo:language="nb" fo:country="NO"/>
    </style:style>
    <style:style style:name="P65" style:parent-style-name="PlainText" style:family="paragraph">
      <style:text-properties style:font-name="Calibri" style:font-name-complex="Courier New" fo:language="nb" fo:country="NO"/>
    </style:style>
    <style:style style:name="P66" style:parent-style-name="PlainText" style:family="paragraph">
      <style:text-properties style:font-name="Calibri" style:font-name-complex="Courier New" fo:language="nb" fo:country="NO"/>
    </style:style>
    <style:style style:name="P67" style:parent-style-name="PlainText" style:family="paragraph">
      <style:text-properties style:font-name="Calibri" style:font-name-complex="Courier New" fo:language="nb" fo:country="NO"/>
    </style:style>
    <style:style style:name="P68" style:parent-style-name="PlainText" style:family="paragraph">
      <style:text-properties style:font-name="Calibri" style:font-name-complex="Courier New" fo:language="nb" fo:country="NO"/>
    </style:style>
    <style:style style:name="P69" style:parent-style-name="PlainText" style:family="paragraph">
      <style:text-properties style:font-name="Calibri" style:font-name-complex="Courier New" fo:language="nb" fo:country="NO"/>
    </style:style>
    <style:style style:name="P70" style:parent-style-name="PlainText" style:family="paragraph">
      <style:text-properties style:font-name="Calibri" style:font-name-complex="Courier New" fo:language="nb" fo:country="NO"/>
    </style:style>
    <style:style style:name="P71" style:parent-style-name="PlainText" style:family="paragraph">
      <style:text-properties style:font-name="Calibri" style:font-name-complex="Courier New" fo:language="nb" fo:country="NO"/>
    </style:style>
    <style:style style:name="P72" style:parent-style-name="PlainText" style:family="paragraph">
      <style:text-properties style:font-name="Calibri" style:font-name-complex="Courier New" fo:language="nb" fo:country="NO"/>
    </style:style>
    <style:style style:name="P73" style:parent-style-name="PlainText" style:family="paragraph">
      <style:text-properties style:font-name="Calibri" style:font-name-complex="Courier New" fo:language="nb" fo:country="NO"/>
    </style:style>
    <style:style style:name="P74" style:parent-style-name="PlainText" style:family="paragraph">
      <style:text-properties style:font-name="Calibri" style:font-name-complex="Courier New" fo:language="nb" fo:country="NO"/>
    </style:style>
    <style:style style:name="P75" style:parent-style-name="PlainText" style:family="paragraph">
      <style:text-properties style:font-name="Calibri" style:font-name-complex="Courier New" fo:language="nb" fo:country="NO"/>
    </style:style>
    <style:style style:name="P76" style:parent-style-name="PlainText" style:family="paragraph">
      <style:text-properties style:font-name="Calibri" style:font-name-complex="Courier New" fo:language="nb" fo:country="NO"/>
    </style:style>
    <style:style style:name="P77" style:parent-style-name="PlainText" style:family="paragraph">
      <style:text-properties style:font-name="Calibri" style:font-name-complex="Courier New" fo:language="nb" fo:country="NO"/>
    </style:style>
    <style:style style:name="P78" style:parent-style-name="PlainText" style:family="paragraph">
      <style:text-properties style:font-name="Calibri" style:font-name-complex="Courier New" fo:language="nb" fo:country="NO"/>
    </style:style>
    <style:style style:name="P79" style:parent-style-name="PlainText" style:family="paragraph">
      <style:text-properties style:font-name="Calibri" style:font-name-complex="Courier New" fo:language="nb" fo:country="NO"/>
    </style:style>
    <style:style style:name="P80" style:parent-style-name="PlainText" style:family="paragraph">
      <style:text-properties style:font-name="Calibri" style:font-name-complex="Courier New" fo:language="nb" fo:country="NO"/>
    </style:style>
    <style:style style:name="P81" style:parent-style-name="PlainText" style:family="paragraph">
      <style:text-properties style:font-name="Calibri" style:font-name-complex="Courier New" fo:language="nb" fo:country="NO"/>
    </style:style>
    <style:style style:name="P82" style:parent-style-name="PlainText" style:family="paragraph">
      <style:text-properties style:font-name="Calibri" style:font-name-complex="Courier New" fo:language="nb" fo:country="NO"/>
    </style:style>
    <style:style style:name="P83" style:parent-style-name="PlainText" style:family="paragraph">
      <style:text-properties style:font-name="Calibri" style:font-name-complex="Courier New" fo:language="nb" fo:country="NO"/>
    </style:style>
    <style:style style:name="P84" style:parent-style-name="PlainText" style:family="paragraph">
      <style:text-properties style:font-name="Calibri" style:font-name-complex="Courier New" fo:language="nb" fo:country="NO"/>
    </style:style>
    <style:style style:name="P85" style:parent-style-name="PlainText" style:family="paragraph">
      <style:text-properties style:font-name="Calibri" style:font-name-complex="Courier New" fo:language="nb" fo:country="NO"/>
    </style:style>
    <style:style style:name="P86" style:parent-style-name="Heading2" style:family="paragraph">
      <style:text-properties fo:language="nb" fo:country="NO"/>
    </style:style>
    <style:style style:name="P87" style:parent-style-name="PlainText" style:family="paragraph">
      <style:text-properties style:font-name="Calibri" style:font-name-complex="Courier New" fo:language="nb" fo:country="NO"/>
    </style:style>
    <style:style style:name="P88" style:parent-style-name="PlainText" style:family="paragraph">
      <style:text-properties style:font-name="Calibri" style:font-name-complex="Courier New" fo:language="nb" fo:country="NO"/>
    </style:style>
    <style:style style:name="P89" style:parent-style-name="PlainText" style:family="paragraph">
      <style:text-properties style:font-name="Calibri" style:font-name-complex="Courier New" fo:language="nb" fo:country="NO"/>
    </style:style>
    <style:style style:name="P90" style:parent-style-name="PlainText" style:family="paragraph">
      <style:text-properties style:font-name="Calibri" style:font-name-complex="Courier New" fo:language="nb" fo:country="NO"/>
    </style:style>
    <style:style style:name="P91" style:parent-style-name="PlainText" style:family="paragraph">
      <style:text-properties style:font-name="Calibri" style:font-name-complex="Courier New" fo:language="nb" fo:country="NO"/>
    </style:style>
    <style:style style:name="P92" style:parent-style-name="PlainText" style:family="paragraph">
      <style:text-properties style:font-name="Calibri" style:font-name-complex="Courier New" fo:language="nb" fo:country="NO"/>
    </style:style>
    <style:style style:name="P93" style:parent-style-name="PlainText" style:family="paragraph">
      <style:text-properties style:font-name="Calibri" style:font-name-complex="Courier New" fo:language="nb" fo:country="NO"/>
    </style:style>
    <style:style style:name="P94" style:parent-style-name="PlainText" style:family="paragraph">
      <style:text-properties style:font-name="Calibri" style:font-name-complex="Courier New" fo:language="nb" fo:country="NO"/>
    </style:style>
    <style:style style:name="P95" style:parent-style-name="PlainText" style:family="paragraph">
      <style:text-properties style:font-name="Calibri" style:font-name-complex="Courier New" fo:language="nb" fo:country="NO"/>
    </style:style>
    <style:style style:name="P96" style:parent-style-name="PlainText" style:family="paragraph">
      <style:text-properties style:font-name="Calibri" style:font-name-complex="Courier New" fo:language="nb" fo:country="NO"/>
    </style:style>
    <style:style style:name="P97" style:parent-style-name="PlainText" style:family="paragraph">
      <style:text-properties style:font-name="Calibri" style:font-name-complex="Courier New" fo:language="nb" fo:country="NO"/>
    </style:style>
    <style:style style:name="P98" style:parent-style-name="PlainText" style:family="paragraph">
      <style:text-properties style:font-name="Calibri" style:font-name-complex="Courier New" fo:language="nb" fo:country="NO"/>
    </style:style>
    <style:style style:name="P99" style:parent-style-name="PlainText" style:family="paragraph">
      <style:text-properties style:font-name="Calibri" style:font-name-complex="Courier New" fo:language="nb" fo:country="NO"/>
    </style:style>
    <style:style style:name="P100" style:parent-style-name="PlainText" style:family="paragraph">
      <style:text-properties style:font-name="Calibri" style:font-name-complex="Courier New" fo:language="nb" fo:country="NO"/>
    </style:style>
    <style:style style:name="P101" style:parent-style-name="PlainText" style:family="paragraph">
      <style:text-properties style:font-name="Calibri" style:font-name-complex="Courier New" fo:language="nb" fo:country="NO"/>
    </style:style>
    <style:style style:name="P102" style:parent-style-name="PlainText" style:family="paragraph">
      <style:text-properties style:font-name="Calibri" style:font-name-complex="Courier New" fo:language="nb" fo:country="NO"/>
    </style:style>
    <style:style style:name="P103" style:parent-style-name="PlainText" style:family="paragraph">
      <style:text-properties style:font-name="Calibri" style:font-name-complex="Courier New" fo:language="nb" fo:country="NO"/>
    </style:style>
    <style:style style:name="P104" style:parent-style-name="PlainText" style:family="paragraph">
      <style:text-properties style:font-name="Calibri" style:font-name-complex="Courier New" fo:language="nb" fo:country="NO"/>
    </style:style>
    <style:style style:name="P105" style:parent-style-name="PlainText" style:family="paragraph">
      <style:text-properties style:font-name="Calibri" style:font-name-complex="Courier New" fo:language="nb" fo:country="NO"/>
    </style:style>
    <style:style style:name="P106" style:parent-style-name="PlainText" style:family="paragraph">
      <style:text-properties style:font-name="Calibri" style:font-name-complex="Courier New" fo:language="nb" fo:country="NO"/>
    </style:style>
    <style:style style:name="P107" style:parent-style-name="PlainText" style:family="paragraph">
      <style:text-properties style:font-name="Calibri" style:font-name-complex="Courier New" fo:language="nb" fo:country="NO"/>
    </style:style>
    <style:style style:name="P108" style:parent-style-name="PlainText" style:family="paragraph">
      <style:text-properties style:font-name="Calibri" style:font-name-complex="Courier New" fo:language="nb" fo:country="NO"/>
    </style:style>
    <style:style style:name="P109" style:parent-style-name="PlainText" style:family="paragraph">
      <style:text-properties style:font-name="Calibri" style:font-name-complex="Courier New" fo:language="nb" fo:country="NO"/>
    </style:style>
    <style:style style:name="P110" style:parent-style-name="PlainText" style:family="paragraph">
      <style:text-properties style:font-name="Calibri" style:font-name-complex="Courier New" fo:language="nb" fo:country="NO"/>
    </style:style>
    <style:style style:name="P111" style:parent-style-name="PlainText" style:family="paragraph">
      <style:text-properties style:font-name="Calibri" style:font-name-complex="Courier New" fo:language="nb" fo:country="NO"/>
    </style:style>
    <style:style style:name="P112" style:parent-style-name="PlainText" style:family="paragraph">
      <style:text-properties style:font-name="Calibri" style:font-name-complex="Courier New" fo:language="nb" fo:country="NO"/>
    </style:style>
    <style:style style:name="P113" style:parent-style-name="PlainText" style:family="paragraph">
      <style:text-properties style:font-name="Calibri" style:font-name-complex="Courier New" fo:language="nb" fo:country="NO"/>
    </style:style>
    <style:style style:name="P114" style:parent-style-name="Heading2" style:family="paragraph">
      <style:text-properties fo:language="nb" fo:country="NO"/>
    </style:style>
    <style:style style:name="P115" style:parent-style-name="PlainText" style:family="paragraph">
      <style:text-properties style:font-name="Calibri" style:font-name-complex="Courier New" fo:language="nb" fo:country="NO"/>
    </style:style>
    <style:style style:name="P116" style:parent-style-name="PlainText" style:family="paragraph">
      <style:text-properties style:font-name="Calibri" style:font-name-complex="Courier New" fo:language="nb" fo:country="NO"/>
    </style:style>
    <style:style style:name="P117" style:parent-style-name="PlainText" style:family="paragraph">
      <style:text-properties style:font-name="Calibri" style:font-name-complex="Courier New" fo:language="nb" fo:country="NO"/>
    </style:style>
    <style:style style:name="P118" style:parent-style-name="PlainText" style:family="paragraph">
      <style:text-properties style:font-name="Calibri" style:font-name-complex="Courier New" fo:language="nb" fo:country="NO"/>
    </style:style>
    <style:style style:name="P119" style:parent-style-name="PlainText" style:family="paragraph">
      <style:text-properties style:font-name="Calibri" style:font-name-complex="Courier New" fo:language="nb" fo:country="NO"/>
    </style:style>
    <style:style style:name="P120" style:parent-style-name="PlainText" style:family="paragraph">
      <style:text-properties style:font-name="Calibri" style:font-name-complex="Courier New" fo:language="nb" fo:country="NO"/>
    </style:style>
    <style:style style:name="P121" style:parent-style-name="PlainText" style:family="paragraph">
      <style:text-properties style:font-name="Calibri" style:font-name-complex="Courier New" fo:language="nb" fo:country="NO"/>
    </style:style>
    <style:style style:name="P122" style:parent-style-name="PlainText" style:family="paragraph">
      <style:text-properties style:font-name="Calibri" style:font-name-complex="Courier New" fo:language="nb" fo:country="NO"/>
    </style:style>
    <style:style style:name="P123" style:parent-style-name="PlainText" style:family="paragraph">
      <style:text-properties style:font-name="Calibri" style:font-name-complex="Courier New" fo:language="nb" fo:country="NO"/>
    </style:style>
    <style:style style:name="P124" style:parent-style-name="PlainText" style:family="paragraph">
      <style:text-properties style:font-name="Calibri" style:font-name-complex="Courier New" fo:language="nb" fo:country="NO"/>
    </style:style>
    <style:style style:name="P125" style:parent-style-name="PlainText" style:family="paragraph">
      <style:text-properties style:font-name="Calibri" style:font-name-complex="Courier New" fo:language="nb" fo:country="NO"/>
    </style:style>
    <style:style style:name="P126" style:parent-style-name="PlainText" style:family="paragraph">
      <style:text-properties style:font-name="Calibri" style:font-name-complex="Courier New" fo:language="nb" fo:country="NO"/>
    </style:style>
    <style:style style:name="P127" style:parent-style-name="PlainText" style:family="paragraph">
      <style:text-properties style:font-name="Calibri" style:font-name-complex="Courier New" fo:language="nb" fo:country="NO"/>
    </style:style>
    <style:style style:name="P128" style:parent-style-name="PlainText" style:family="paragraph">
      <style:text-properties style:font-name="Calibri" style:font-name-complex="Courier New" fo:language="nb" fo:country="NO"/>
    </style:style>
    <style:style style:name="P129" style:parent-style-name="PlainText" style:family="paragraph">
      <style:text-properties style:font-name="Calibri" style:font-name-complex="Courier New" fo:language="nb" fo:country="NO"/>
    </style:style>
    <style:style style:name="P130" style:parent-style-name="PlainText" style:family="paragraph">
      <style:text-properties style:font-name="Calibri" style:font-name-complex="Courier New" fo:language="nb" fo:country="NO"/>
    </style:style>
    <style:style style:name="P131" style:parent-style-name="PlainText" style:family="paragraph">
      <style:text-properties style:font-name="Calibri" style:font-name-complex="Courier New" fo:language="nb" fo:country="NO"/>
    </style:style>
    <style:style style:name="P132" style:parent-style-name="PlainText" style:family="paragraph">
      <style:text-properties style:font-name="Calibri" style:font-name-complex="Courier New" fo:language="nb" fo:country="NO"/>
    </style:style>
    <style:style style:name="P133" style:parent-style-name="PlainText" style:family="paragraph">
      <style:text-properties style:font-name="Calibri" style:font-name-complex="Courier New" fo:language="nb" fo:country="NO"/>
    </style:style>
    <style:style style:name="P134" style:parent-style-name="PlainText" style:family="paragraph">
      <style:text-properties style:font-name="Calibri" style:font-name-complex="Courier New" fo:language="nb" fo:country="NO"/>
    </style:style>
    <style:style style:name="P135" style:parent-style-name="PlainText" style:family="paragraph">
      <style:text-properties style:font-name="Calibri" style:font-name-complex="Courier New" fo:language="nb" fo:country="NO"/>
    </style:style>
    <style:style style:name="P136" style:parent-style-name="PlainText" style:family="paragraph">
      <style:text-properties style:font-name="Calibri" style:font-name-complex="Courier New" fo:language="nb" fo:country="NO"/>
    </style:style>
    <style:style style:name="P137" style:parent-style-name="PlainText" style:family="paragraph">
      <style:text-properties style:font-name="Calibri" style:font-name-complex="Courier New" fo:language="nb" fo:country="NO"/>
    </style:style>
    <style:style style:name="P138" style:parent-style-name="PlainText" style:family="paragraph">
      <style:text-properties style:font-name="Calibri" style:font-name-complex="Courier New" fo:language="nb" fo:country="NO"/>
    </style:style>
    <style:style style:name="P139" style:parent-style-name="PlainText" style:family="paragraph">
      <style:text-properties style:font-name="Calibri" style:font-name-complex="Courier New" fo:language="nb" fo:country="NO"/>
    </style:style>
    <style:style style:name="P140" style:parent-style-name="PlainText" style:family="paragraph">
      <style:text-properties style:font-name="Calibri" style:font-name-complex="Courier New" fo:language="nb" fo:country="NO"/>
    </style:style>
    <style:style style:name="P141" style:parent-style-name="PlainText" style:family="paragraph">
      <style:text-properties style:font-name="Calibri" style:font-name-complex="Courier New" fo:language="nb" fo:country="NO"/>
    </style:style>
    <style:style style:name="P142" style:parent-style-name="PlainText" style:family="paragraph">
      <style:text-properties style:font-name="Calibri" style:font-name-complex="Courier New" fo:language="nb" fo:country="NO"/>
    </style:style>
    <style:style style:name="P143" style:parent-style-name="PlainText" style:family="paragraph">
      <style:text-properties style:font-name="Calibri" style:font-name-complex="Courier New" fo:language="nb" fo:country="NO"/>
    </style:style>
    <style:style style:name="P144" style:parent-style-name="PlainText" style:family="paragraph">
      <style:text-properties style:font-name="Calibri" style:font-name-complex="Courier New" fo:language="nb" fo:country="NO"/>
    </style:style>
    <style:style style:name="P145" style:parent-style-name="PlainText" style:family="paragraph">
      <style:text-properties style:font-name="Calibri" style:font-name-complex="Courier New" fo:language="nb" fo:country="NO"/>
    </style:style>
    <style:style style:name="P146" style:parent-style-name="PlainText" style:family="paragraph">
      <style:text-properties style:font-name="Calibri" style:font-name-complex="Courier New" fo:language="nb" fo:country="NO"/>
    </style:style>
    <style:style style:name="P147" style:parent-style-name="PlainText" style:family="paragraph">
      <style:text-properties style:font-name="Calibri" style:font-name-complex="Courier New" fo:language="nb" fo:country="NO"/>
    </style:style>
    <style:style style:name="P148" style:parent-style-name="PlainText" style:family="paragraph">
      <style:text-properties style:font-name="Calibri" style:font-name-complex="Courier New" fo:language="nb" fo:country="NO"/>
    </style:style>
    <style:style style:name="P149" style:parent-style-name="PlainText" style:family="paragraph">
      <style:text-properties style:font-name="Calibri" style:font-name-complex="Courier New" fo:language="nb" fo:country="NO"/>
    </style:style>
    <style:style style:name="P150" style:parent-style-name="PlainText" style:family="paragraph">
      <style:text-properties style:font-name="Calibri" style:font-name-complex="Courier New" fo:language="nb" fo:country="NO"/>
    </style:style>
    <style:style style:name="P151" style:parent-style-name="PlainText" style:family="paragraph">
      <style:text-properties style:font-name="Calibri" style:font-name-complex="Courier New" fo:language="nb" fo:country="NO"/>
    </style:style>
    <style:style style:name="P152" style:parent-style-name="PlainText" style:family="paragraph">
      <style:text-properties style:font-name="Calibri" style:font-name-complex="Courier New" fo:language="nb" fo:country="NO"/>
    </style:style>
    <style:style style:name="P153" style:parent-style-name="PlainText" style:family="paragraph">
      <style:text-properties style:font-name="Calibri" style:font-name-complex="Courier New" fo:language="nb" fo:country="NO"/>
    </style:style>
    <style:style style:name="P154" style:parent-style-name="PlainText" style:family="paragraph">
      <style:text-properties style:font-name="Calibri" style:font-name-complex="Courier New" fo:language="nb" fo:country="NO"/>
    </style:style>
    <style:style style:name="P155" style:parent-style-name="PlainText" style:family="paragraph">
      <style:text-properties style:font-name="Calibri" style:font-name-complex="Courier New" fo:language="nb" fo:country="NO"/>
    </style:style>
    <style:style style:name="P156" style:parent-style-name="Heading2" style:family="paragraph">
      <style:text-properties fo:language="nb" fo:country="NO"/>
    </style:style>
    <style:style style:name="P157" style:parent-style-name="PlainText" style:family="paragraph">
      <style:text-properties style:font-name="Calibri" style:font-name-complex="Courier New" fo:language="nb" fo:country="NO"/>
    </style:style>
    <style:style style:name="P158" style:parent-style-name="PlainText" style:family="paragraph">
      <style:text-properties style:font-name="Calibri" style:font-name-complex="Courier New" fo:language="nb" fo:country="NO"/>
    </style:style>
    <style:style style:name="P159" style:parent-style-name="PlainText" style:family="paragraph">
      <style:text-properties style:font-name="Calibri" style:font-name-complex="Courier New" fo:language="nb" fo:country="NO"/>
    </style:style>
    <style:style style:name="P160" style:parent-style-name="PlainText" style:family="paragraph">
      <style:text-properties style:font-name="Calibri" style:font-name-complex="Courier New" fo:language="nb" fo:country="NO"/>
    </style:style>
    <style:style style:name="P161" style:parent-style-name="PlainText" style:family="paragraph">
      <style:text-properties style:font-name="Calibri" style:font-name-complex="Courier New" fo:language="nb" fo:country="NO"/>
    </style:style>
    <style:style style:name="P162" style:parent-style-name="PlainText" style:family="paragraph">
      <style:text-properties style:font-name="Calibri" style:font-name-complex="Courier New" fo:language="nb" fo:country="NO"/>
    </style:style>
    <style:style style:name="P163" style:parent-style-name="PlainText" style:family="paragraph">
      <style:text-properties style:font-name="Calibri" style:font-name-complex="Courier New" fo:language="nb" fo:country="NO"/>
    </style:style>
    <style:style style:name="P164" style:parent-style-name="PlainText" style:family="paragraph">
      <style:text-properties style:font-name="Calibri" style:font-name-complex="Courier New" fo:language="nb" fo:country="NO"/>
    </style:style>
    <style:style style:name="P165" style:parent-style-name="PlainText" style:family="paragraph">
      <style:text-properties style:font-name="Calibri" style:font-name-complex="Courier New" fo:language="nb" fo:country="NO"/>
    </style:style>
    <style:style style:name="P166" style:parent-style-name="PlainText" style:family="paragraph">
      <style:text-properties style:font-name="Calibri" style:font-name-complex="Courier New" fo:language="nb" fo:country="NO"/>
    </style:style>
    <style:style style:name="P167" style:parent-style-name="PlainText" style:family="paragraph">
      <style:text-properties style:font-name="Calibri" style:font-name-complex="Courier New" fo:language="nb" fo:country="NO"/>
    </style:style>
    <style:style style:name="P168" style:parent-style-name="PlainText" style:family="paragraph">
      <style:text-properties style:font-name="Calibri" style:font-name-complex="Courier New" fo:language="nb" fo:country="NO"/>
    </style:style>
    <style:style style:name="P169" style:parent-style-name="PlainText" style:family="paragraph">
      <style:text-properties style:font-name="Calibri" style:font-name-complex="Courier New" fo:language="nb" fo:country="NO"/>
    </style:style>
    <style:style style:name="P170" style:parent-style-name="PlainText" style:family="paragraph">
      <style:text-properties style:font-name="Calibri" style:font-name-complex="Courier New" fo:language="nb" fo:country="NO"/>
    </style:style>
    <style:style style:name="P171" style:parent-style-name="PlainText" style:family="paragraph">
      <style:text-properties style:font-name="Calibri" style:font-name-complex="Courier New" fo:language="nb" fo:country="NO"/>
    </style:style>
    <style:style style:name="P172" style:parent-style-name="PlainText" style:family="paragraph">
      <style:text-properties style:font-name="Calibri" style:font-name-complex="Courier New" fo:language="nb" fo:country="NO"/>
    </style:style>
    <style:style style:name="P173" style:parent-style-name="PlainText" style:family="paragraph">
      <style:text-properties style:font-name="Calibri" style:font-name-complex="Courier New" fo:language="nb" fo:country="NO"/>
    </style:style>
    <style:style style:name="P174" style:parent-style-name="PlainText" style:family="paragraph">
      <style:text-properties style:font-name="Calibri" style:font-name-complex="Courier New" fo:language="nb" fo:country="NO"/>
    </style:style>
    <style:style style:name="P175" style:parent-style-name="PlainText" style:family="paragraph">
      <style:text-properties style:font-name="Calibri" style:font-name-complex="Courier New" fo:language="nb" fo:country="NO"/>
    </style:style>
    <style:style style:name="P176" style:parent-style-name="PlainText" style:family="paragraph">
      <style:text-properties style:font-name="Calibri" style:font-name-complex="Courier New" fo:language="nb" fo:country="NO"/>
    </style:style>
    <style:style style:name="P177" style:parent-style-name="PlainText" style:family="paragraph">
      <style:text-properties style:font-name="Calibri" style:font-name-complex="Courier New" fo:language="nb" fo:country="NO"/>
    </style:style>
    <style:style style:name="P178" style:parent-style-name="PlainText" style:family="paragraph">
      <style:text-properties style:font-name="Calibri" style:font-name-complex="Courier New" fo:language="nb" fo:country="NO"/>
    </style:style>
    <style:style style:name="P179" style:parent-style-name="PlainText" style:family="paragraph">
      <style:text-properties style:font-name="Calibri" style:font-name-complex="Courier New" fo:language="nb" fo:country="NO"/>
    </style:style>
    <style:style style:name="P180" style:parent-style-name="PlainText" style:family="paragraph">
      <style:text-properties style:font-name="Calibri" style:font-name-complex="Courier New" fo:language="nb" fo:country="NO"/>
    </style:style>
    <style:style style:name="P181" style:parent-style-name="PlainText" style:family="paragraph">
      <style:text-properties style:font-name="Calibri" style:font-name-complex="Courier New" fo:language="nb" fo:country="NO"/>
    </style:style>
    <style:style style:name="P182" style:parent-style-name="PlainText" style:family="paragraph">
      <style:text-properties style:font-name="Calibri" style:font-name-complex="Courier New" fo:language="nb" fo:country="NO"/>
    </style:style>
    <style:style style:name="P183" style:parent-style-name="PlainText" style:family="paragraph">
      <style:text-properties style:font-name="Calibri" style:font-name-complex="Courier New" fo:language="nb" fo:country="NO"/>
    </style:style>
    <style:style style:name="P184" style:parent-style-name="PlainText" style:family="paragraph">
      <style:text-properties style:font-name="Calibri" style:font-name-complex="Courier New" fo:language="nb" fo:country="NO"/>
    </style:style>
    <style:style style:name="P185" style:parent-style-name="PlainText" style:family="paragraph">
      <style:text-properties style:font-name="Calibri" style:font-name-complex="Courier New" fo:language="nb" fo:country="NO"/>
    </style:style>
    <style:style style:name="P186" style:parent-style-name="PlainText" style:family="paragraph">
      <style:text-properties style:font-name="Calibri" style:font-name-complex="Courier New" fo:language="nb" fo:country="NO"/>
    </style:style>
    <style:style style:name="P187" style:parent-style-name="Heading2" style:family="paragraph">
      <style:text-properties fo:language="nb" fo:country="NO"/>
    </style:style>
    <style:style style:name="P188" style:parent-style-name="PlainText" style:family="paragraph">
      <style:text-properties style:font-name="Calibri" style:font-name-complex="Courier New" fo:language="nb" fo:country="NO"/>
    </style:style>
    <style:style style:name="P189" style:parent-style-name="PlainText" style:family="paragraph">
      <style:text-properties style:font-name="Calibri" style:font-name-complex="Courier New" fo:language="nb" fo:country="NO"/>
    </style:style>
    <style:style style:name="P190" style:parent-style-name="PlainText" style:family="paragraph">
      <style:text-properties style:font-name="Calibri" style:font-name-complex="Courier New" fo:language="nb" fo:country="NO"/>
    </style:style>
    <style:style style:name="P191" style:parent-style-name="PlainText" style:family="paragraph">
      <style:text-properties style:font-name="Calibri" style:font-name-complex="Courier New" fo:language="nb" fo:country="NO"/>
    </style:style>
    <style:style style:name="P192" style:parent-style-name="PlainText" style:family="paragraph">
      <style:text-properties style:font-name="Calibri" style:font-name-complex="Courier New" fo:language="nb" fo:country="NO"/>
    </style:style>
    <style:style style:name="P193" style:parent-style-name="PlainText" style:family="paragraph">
      <style:text-properties style:font-name="Calibri" style:font-name-complex="Courier New" fo:language="nb" fo:country="NO"/>
    </style:style>
    <style:style style:name="P194" style:parent-style-name="PlainText" style:family="paragraph">
      <style:text-properties style:font-name="Calibri" style:font-name-complex="Courier New" fo:language="nb" fo:country="NO"/>
    </style:style>
    <style:style style:name="P195" style:parent-style-name="PlainText" style:family="paragraph">
      <style:text-properties style:font-name="Calibri" style:font-name-complex="Courier New" fo:language="nb" fo:country="NO"/>
    </style:style>
    <style:style style:name="P196" style:parent-style-name="PlainText" style:family="paragraph">
      <style:text-properties style:font-name="Calibri" style:font-name-complex="Courier New" fo:language="nb" fo:country="NO"/>
    </style:style>
    <style:style style:name="P197" style:parent-style-name="PlainText" style:family="paragraph">
      <style:text-properties style:font-name="Calibri" style:font-name-complex="Courier New" fo:language="nb" fo:country="NO"/>
    </style:style>
    <style:style style:name="P198" style:parent-style-name="PlainText" style:family="paragraph">
      <style:text-properties style:font-name="Calibri" style:font-name-complex="Courier New" fo:language="nb" fo:country="NO"/>
    </style:style>
    <style:style style:name="P199" style:parent-style-name="PlainText" style:family="paragraph">
      <style:text-properties style:font-name="Calibri" style:font-name-complex="Courier New" fo:language="nb" fo:country="NO"/>
    </style:style>
    <style:style style:name="P200" style:parent-style-name="PlainText" style:family="paragraph">
      <style:text-properties style:font-name="Calibri" style:font-name-complex="Courier New" fo:language="nb" fo:country="NO"/>
    </style:style>
    <style:style style:name="P201" style:parent-style-name="PlainText" style:family="paragraph">
      <style:text-properties style:font-name="Calibri" style:font-name-complex="Courier New" fo:language="nb" fo:country="NO"/>
    </style:style>
    <style:style style:name="P202" style:parent-style-name="PlainText" style:family="paragraph">
      <style:text-properties style:font-name="Calibri" style:font-name-complex="Courier New" fo:language="nb" fo:country="NO"/>
    </style:style>
    <style:style style:name="P203" style:parent-style-name="PlainText" style:family="paragraph">
      <style:text-properties style:font-name="Calibri" style:font-name-complex="Courier New" fo:language="nb" fo:country="NO"/>
    </style:style>
    <style:style style:name="P204" style:parent-style-name="PlainText" style:family="paragraph">
      <style:text-properties style:font-name="Calibri" style:font-name-complex="Courier New" fo:language="nb" fo:country="NO"/>
    </style:style>
    <style:style style:name="P205" style:parent-style-name="PlainText" style:family="paragraph">
      <style:text-properties style:font-name="Calibri" style:font-name-complex="Courier New" fo:language="nb" fo:country="NO"/>
    </style:style>
    <style:style style:name="P206" style:parent-style-name="PlainText" style:family="paragraph">
      <style:text-properties style:font-name="Calibri" style:font-name-complex="Courier New" fo:language="nb" fo:country="NO"/>
    </style:style>
    <style:style style:name="P207" style:parent-style-name="PlainText" style:family="paragraph">
      <style:text-properties style:font-name="Calibri" style:font-name-complex="Courier New" fo:language="nb" fo:country="NO"/>
    </style:style>
    <style:style style:name="P208" style:parent-style-name="PlainText" style:family="paragraph">
      <style:text-properties style:font-name="Calibri" style:font-name-complex="Courier New" fo:language="nb" fo:country="NO"/>
    </style:style>
    <style:style style:name="P209" style:parent-style-name="PlainText" style:family="paragraph">
      <style:text-properties style:font-name="Calibri" style:font-name-complex="Courier New" fo:language="nb" fo:country="NO"/>
    </style:style>
    <style:style style:name="P210" style:parent-style-name="PlainText" style:family="paragraph">
      <style:text-properties style:font-name="Calibri" style:font-name-complex="Courier New" fo:language="nb" fo:country="NO"/>
    </style:style>
    <style:style style:name="P211" style:parent-style-name="PlainText" style:family="paragraph">
      <style:text-properties style:font-name="Calibri" style:font-name-complex="Courier New" fo:language="nb" fo:country="NO"/>
    </style:style>
    <style:style style:name="P212" style:parent-style-name="PlainText" style:family="paragraph">
      <style:text-properties style:font-name="Calibri" style:font-name-complex="Courier New" fo:language="nb" fo:country="NO"/>
    </style:style>
    <style:style style:name="P213" style:parent-style-name="PlainText" style:family="paragraph">
      <style:text-properties style:font-name="Calibri" style:font-name-complex="Courier New" fo:language="nb" fo:country="NO"/>
    </style:style>
    <style:style style:name="P214" style:parent-style-name="PlainText" style:family="paragraph">
      <style:text-properties style:font-name="Calibri" style:font-name-complex="Courier New" fo:language="nb" fo:country="NO"/>
    </style:style>
    <style:style style:name="P215" style:parent-style-name="PlainText" style:family="paragraph">
      <style:text-properties style:font-name="Calibri" style:font-name-complex="Courier New" fo:language="nb" fo:country="NO"/>
    </style:style>
    <style:style style:name="P216" style:parent-style-name="PlainText" style:family="paragraph">
      <style:text-properties style:font-name="Calibri" style:font-name-complex="Courier New" fo:language="nb" fo:country="NO"/>
    </style:style>
    <style:style style:name="P217" style:parent-style-name="PlainText" style:family="paragraph">
      <style:text-properties style:font-name="Calibri" style:font-name-complex="Courier New" fo:language="nb" fo:country="NO"/>
    </style:style>
    <style:style style:name="P218" style:parent-style-name="PlainText" style:family="paragraph">
      <style:text-properties style:font-name="Calibri" style:font-name-complex="Courier New" fo:language="nb" fo:country="NO"/>
    </style:style>
    <style:style style:name="P219" style:parent-style-name="PlainText" style:family="paragraph">
      <style:text-properties style:font-name="Calibri" style:font-name-complex="Courier New" fo:language="nb" fo:country="NO"/>
    </style:style>
    <style:style style:name="P220" style:parent-style-name="Heading2" style:family="paragraph">
      <style:text-properties fo:language="nb" fo:country="NO"/>
    </style:style>
    <style:style style:name="P221" style:parent-style-name="PlainText" style:family="paragraph">
      <style:text-properties style:font-name="Calibri" style:font-name-complex="Courier New" fo:language="nb" fo:country="NO"/>
    </style:style>
    <style:style style:name="P222" style:parent-style-name="PlainText" style:family="paragraph">
      <style:text-properties style:font-name="Calibri" style:font-name-complex="Courier New" fo:language="nb" fo:country="NO"/>
    </style:style>
    <style:style style:name="P223" style:parent-style-name="PlainText" style:family="paragraph">
      <style:text-properties style:font-name="Calibri" style:font-name-complex="Courier New" fo:language="nb" fo:country="NO"/>
    </style:style>
    <style:style style:name="P224" style:parent-style-name="PlainText" style:family="paragraph">
      <style:text-properties style:font-name="Calibri" style:font-name-complex="Courier New" fo:language="nb" fo:country="NO"/>
    </style:style>
    <style:style style:name="P225" style:parent-style-name="PlainText" style:family="paragraph">
      <style:text-properties style:font-name="Calibri" style:font-name-complex="Courier New" fo:language="nb" fo:country="NO"/>
    </style:style>
    <style:style style:name="P226" style:parent-style-name="PlainText" style:family="paragraph">
      <style:text-properties style:font-name="Calibri" style:font-name-complex="Courier New" fo:language="nb" fo:country="NO"/>
    </style:style>
    <style:style style:name="P227" style:parent-style-name="PlainText" style:family="paragraph">
      <style:text-properties style:font-name="Calibri" style:font-name-complex="Courier New" fo:language="nb" fo:country="NO"/>
    </style:style>
    <style:style style:name="P228" style:parent-style-name="PlainText" style:family="paragraph">
      <style:text-properties style:font-name="Calibri" style:font-name-complex="Courier New" fo:language="nb" fo:country="NO"/>
    </style:style>
    <style:style style:name="P229" style:parent-style-name="PlainText" style:family="paragraph">
      <style:text-properties style:font-name="Calibri" style:font-name-complex="Courier New" fo:language="nb" fo:country="NO"/>
    </style:style>
    <style:style style:name="P230" style:parent-style-name="PlainText" style:family="paragraph">
      <style:text-properties style:font-name="Calibri" style:font-name-complex="Courier New" fo:language="nb" fo:country="NO"/>
    </style:style>
    <style:style style:name="P231" style:parent-style-name="PlainText" style:family="paragraph">
      <style:text-properties style:font-name="Calibri" style:font-name-complex="Courier New" fo:language="nb" fo:country="NO"/>
    </style:style>
    <style:style style:name="P232" style:parent-style-name="PlainText" style:family="paragraph">
      <style:text-properties style:font-name="Calibri" style:font-name-complex="Courier New" fo:language="nb" fo:country="NO"/>
    </style:style>
    <style:style style:name="P233" style:parent-style-name="PlainText" style:family="paragraph">
      <style:text-properties style:font-name="Calibri" style:font-name-complex="Courier New" fo:language="nb" fo:country="NO"/>
    </style:style>
    <style:style style:name="P234" style:parent-style-name="PlainText" style:family="paragraph">
      <style:text-properties style:font-name="Calibri" style:font-name-complex="Courier New" fo:language="nb" fo:country="NO"/>
    </style:style>
    <style:style style:name="P235" style:parent-style-name="PlainText" style:family="paragraph">
      <style:text-properties style:font-name="Calibri" style:font-name-complex="Courier New" fo:language="nb" fo:country="NO"/>
    </style:style>
    <style:style style:name="P236" style:parent-style-name="Heading2" style:family="paragraph">
      <style:text-properties fo:language="nb" fo:country="NO"/>
    </style:style>
    <style:style style:name="T237" style:parent-style-name="DefaultParagraphFont" style:family="text">
      <style:text-properties fo:language="nb" fo:country="NO"/>
    </style:style>
    <style:style style:name="T238" style:parent-style-name="DefaultParagraphFont" style:family="text">
      <style:text-properties style:font-name="Calibri" style:font-name-complex="Courier New" fo:language="nb" fo:country="NO"/>
    </style:style>
    <style:style style:name="P239" style:parent-style-name="PlainText" style:family="paragraph">
      <style:text-properties style:font-name="Calibri" style:font-name-complex="Courier New" fo:language="nb" fo:country="NO"/>
    </style:style>
    <style:style style:name="P240" style:parent-style-name="PlainText" style:family="paragraph">
      <style:text-properties style:font-name="Calibri" style:font-name-complex="Courier New" fo:language="nb" fo:country="NO"/>
    </style:style>
    <style:style style:name="P241" style:parent-style-name="PlainText" style:family="paragraph">
      <style:text-properties style:font-name="Calibri" style:font-name-complex="Courier New" fo:language="nb" fo:country="NO"/>
    </style:style>
    <style:style style:name="P242" style:parent-style-name="PlainText" style:family="paragraph">
      <style:text-properties style:font-name="Calibri" style:font-name-complex="Courier New" fo:language="nb" fo:country="NO"/>
    </style:style>
    <style:style style:name="P243" style:parent-style-name="PlainText" style:family="paragraph">
      <style:text-properties style:font-name="Calibri" style:font-name-complex="Courier New" fo:language="nb" fo:country="NO"/>
    </style:style>
    <style:style style:name="P244" style:parent-style-name="PlainText" style:family="paragraph">
      <style:text-properties style:font-name="Calibri" style:font-name-complex="Courier New" fo:language="nb" fo:country="NO"/>
    </style:style>
    <style:style style:name="P245" style:parent-style-name="PlainText" style:family="paragraph">
      <style:text-properties style:font-name="Calibri" style:font-name-complex="Courier New" fo:language="nb" fo:country="NO"/>
    </style:style>
    <style:style style:name="P246" style:parent-style-name="PlainText" style:family="paragraph">
      <style:text-properties style:font-name="Calibri" style:font-name-complex="Courier New" fo:language="nb" fo:country="NO"/>
    </style:style>
    <style:style style:name="P247" style:parent-style-name="PlainText" style:family="paragraph">
      <style:text-properties style:font-name="Calibri" style:font-name-complex="Courier New" fo:language="nb" fo:country="NO"/>
    </style:style>
    <style:style style:name="P248" style:parent-style-name="PlainText" style:family="paragraph">
      <style:text-properties style:font-name="Calibri" style:font-name-complex="Courier New" fo:language="nb" fo:country="NO"/>
    </style:style>
    <style:style style:name="P249" style:parent-style-name="PlainText" style:family="paragraph">
      <style:text-properties style:font-name="Calibri" style:font-name-complex="Courier New" fo:language="nb" fo:country="NO"/>
    </style:style>
    <style:style style:name="P250" style:parent-style-name="PlainText" style:family="paragraph">
      <style:text-properties style:font-name="Calibri" style:font-name-complex="Courier New" fo:language="nb" fo:country="NO"/>
    </style:style>
    <style:style style:name="P251" style:parent-style-name="PlainText" style:family="paragraph">
      <style:text-properties style:font-name="Calibri" style:font-name-complex="Courier New" fo:language="nb" fo:country="NO"/>
    </style:style>
    <style:style style:name="P252" style:parent-style-name="PlainText" style:family="paragraph">
      <style:text-properties style:font-name="Calibri" style:font-name-complex="Courier New" fo:language="nb" fo:country="NO"/>
    </style:style>
    <style:style style:name="P253" style:parent-style-name="PlainText" style:family="paragraph">
      <style:text-properties style:font-name="Calibri" style:font-name-complex="Courier New" fo:language="nb" fo:country="NO"/>
    </style:style>
    <style:style style:name="P254" style:parent-style-name="PlainText" style:family="paragraph">
      <style:text-properties style:font-name="Calibri" style:font-name-complex="Courier New" fo:language="nb" fo:country="NO"/>
    </style:style>
    <style:style style:name="P255" style:parent-style-name="PlainText" style:family="paragraph">
      <style:text-properties style:font-name="Calibri" style:font-name-complex="Courier New" fo:language="nb" fo:country="NO"/>
    </style:style>
    <style:style style:name="P256" style:parent-style-name="PlainText" style:family="paragraph">
      <style:text-properties style:font-name="Calibri" style:font-name-complex="Courier New" fo:language="nb" fo:country="NO"/>
    </style:style>
    <style:style style:name="P257" style:parent-style-name="PlainText" style:family="paragraph">
      <style:text-properties style:font-name="Calibri" style:font-name-complex="Courier New" fo:language="nb" fo:country="NO"/>
    </style:style>
    <style:style style:name="P258" style:parent-style-name="PlainText" style:family="paragraph">
      <style:text-properties style:font-name="Calibri" style:font-name-complex="Courier New" fo:language="nb" fo:country="NO"/>
    </style:style>
    <style:style style:name="P259" style:parent-style-name="PlainText" style:family="paragraph">
      <style:text-properties style:font-name="Calibri" style:font-name-complex="Courier New" fo:language="nb" fo:country="NO"/>
    </style:style>
    <style:style style:name="P260" style:parent-style-name="PlainText" style:family="paragraph">
      <style:text-properties style:font-name="Calibri" style:font-name-complex="Courier New" fo:language="nb" fo:country="NO"/>
    </style:style>
    <style:style style:name="P261" style:parent-style-name="PlainText" style:family="paragraph">
      <style:text-properties style:font-name="Calibri" style:font-name-complex="Courier New" fo:language="nb" fo:country="NO"/>
    </style:style>
    <style:style style:name="P262" style:parent-style-name="PlainText" style:family="paragraph">
      <style:text-properties style:font-name="Calibri" style:font-name-complex="Courier New" fo:language="nb" fo:country="NO"/>
    </style:style>
    <style:style style:name="P263" style:parent-style-name="Heading2" style:family="paragraph">
      <style:text-properties fo:language="nb" fo:country="NO"/>
    </style:style>
    <style:style style:name="P264" style:parent-style-name="PlainText" style:family="paragraph">
      <style:text-properties style:font-name="Calibri" style:font-name-complex="Courier New" fo:language="nb" fo:country="NO"/>
    </style:style>
    <style:style style:name="P265" style:parent-style-name="PlainText" style:family="paragraph">
      <style:text-properties style:font-name="Calibri" style:font-name-complex="Courier New" fo:language="nb" fo:country="NO"/>
    </style:style>
    <style:style style:name="P266" style:parent-style-name="PlainText" style:family="paragraph">
      <style:text-properties style:font-name="Calibri" style:font-name-complex="Courier New" fo:language="nb" fo:country="NO"/>
    </style:style>
    <style:style style:name="P267" style:parent-style-name="PlainText" style:family="paragraph">
      <style:text-properties style:font-name="Calibri" style:font-name-complex="Courier New" fo:language="nb" fo:country="NO"/>
    </style:style>
    <style:style style:name="P268" style:parent-style-name="PlainText" style:family="paragraph">
      <style:text-properties style:font-name="Calibri" style:font-name-complex="Courier New" fo:language="nb" fo:country="NO"/>
    </style:style>
    <style:style style:name="P269" style:parent-style-name="PlainText" style:family="paragraph">
      <style:text-properties style:font-name="Calibri" style:font-name-complex="Courier New" fo:language="nb" fo:country="NO"/>
    </style:style>
    <style:style style:name="P270" style:parent-style-name="PlainText" style:family="paragraph">
      <style:text-properties style:font-name="Calibri" style:font-name-complex="Courier New" fo:language="nb" fo:country="NO"/>
    </style:style>
    <style:style style:name="P271" style:parent-style-name="PlainText" style:family="paragraph">
      <style:text-properties style:font-name="Calibri" style:font-name-complex="Courier New" fo:language="nb" fo:country="NO"/>
    </style:style>
    <style:style style:name="P272" style:parent-style-name="PlainText" style:family="paragraph">
      <style:text-properties style:font-name="Calibri" style:font-name-complex="Courier New" fo:language="nb" fo:country="NO"/>
    </style:style>
    <style:style style:name="P273" style:parent-style-name="PlainText" style:family="paragraph">
      <style:text-properties style:font-name="Calibri" style:font-name-complex="Courier New" fo:language="nb" fo:country="NO"/>
    </style:style>
    <style:style style:name="P274" style:parent-style-name="PlainText" style:family="paragraph">
      <style:text-properties style:font-name="Calibri" style:font-name-complex="Courier New" fo:language="nb" fo:country="NO"/>
    </style:style>
    <style:style style:name="P275" style:parent-style-name="PlainText" style:family="paragraph">
      <style:text-properties style:font-name="Calibri" style:font-name-complex="Courier New" fo:language="nb" fo:country="NO"/>
    </style:style>
    <style:style style:name="P276" style:parent-style-name="PlainText" style:family="paragraph">
      <style:text-properties style:font-name="Calibri" style:font-name-complex="Courier New" fo:language="nb" fo:country="NO"/>
    </style:style>
    <style:style style:name="P277" style:parent-style-name="PlainText" style:family="paragraph">
      <style:text-properties style:font-name="Calibri" style:font-name-complex="Courier New" fo:language="nb" fo:country="NO"/>
    </style:style>
    <style:style style:name="P278" style:parent-style-name="Heading2" style:family="paragraph">
      <style:text-properties fo:language="nb" fo:country="NO"/>
    </style:style>
    <style:style style:name="P279" style:parent-style-name="PlainText" style:family="paragraph">
      <style:text-properties style:font-name="Calibri" style:font-name-complex="Courier New" fo:language="nb" fo:country="NO"/>
    </style:style>
    <style:style style:name="P280" style:parent-style-name="PlainText" style:family="paragraph">
      <style:text-properties style:font-name="Calibri" style:font-name-complex="Courier New" fo:language="nb" fo:country="NO"/>
    </style:style>
    <style:style style:name="P281" style:parent-style-name="PlainText" style:family="paragraph">
      <style:text-properties style:font-name="Calibri" style:font-name-complex="Courier New" fo:language="nb" fo:country="NO"/>
    </style:style>
    <style:style style:name="P282" style:parent-style-name="PlainText" style:family="paragraph">
      <style:text-properties style:font-name="Calibri" style:font-name-complex="Courier New" fo:language="nb" fo:country="NO"/>
    </style:style>
    <style:style style:name="P283" style:parent-style-name="PlainText" style:family="paragraph">
      <style:text-properties style:font-name="Calibri" style:font-name-complex="Courier New" fo:language="nb" fo:country="NO"/>
    </style:style>
    <style:style style:name="P284" style:parent-style-name="PlainText" style:family="paragraph">
      <style:text-properties style:font-name="Calibri" style:font-name-complex="Courier New" fo:language="nb" fo:country="NO"/>
    </style:style>
    <style:style style:name="P285" style:parent-style-name="PlainText" style:family="paragraph">
      <style:text-properties style:font-name="Calibri" style:font-name-complex="Courier New" fo:language="nb" fo:country="NO"/>
    </style:style>
    <style:style style:name="P286" style:parent-style-name="PlainText" style:family="paragraph">
      <style:text-properties style:font-name="Calibri" style:font-name-complex="Courier New" fo:language="nb" fo:country="NO"/>
    </style:style>
    <style:style style:name="P287" style:parent-style-name="PlainText" style:family="paragraph">
      <style:text-properties style:font-name="Calibri" style:font-name-complex="Courier New" fo:language="nb" fo:country="NO"/>
    </style:style>
    <style:style style:name="P288" style:parent-style-name="PlainText" style:family="paragraph">
      <style:text-properties style:font-name="Calibri" style:font-name-complex="Courier New" fo:language="nb" fo:country="NO"/>
    </style:style>
    <style:style style:name="P289" style:parent-style-name="PlainText" style:family="paragraph">
      <style:text-properties style:font-name="Calibri" style:font-name-complex="Courier New" fo:language="nb" fo:country="NO"/>
    </style:style>
    <style:style style:name="P290" style:parent-style-name="PlainText" style:family="paragraph">
      <style:text-properties style:font-name="Calibri" style:font-name-complex="Courier New" fo:language="nb" fo:country="NO"/>
    </style:style>
    <style:style style:name="P291" style:parent-style-name="PlainText" style:family="paragraph">
      <style:text-properties style:font-name="Calibri" style:font-name-complex="Courier New" fo:language="nb" fo:country="NO"/>
    </style:style>
    <style:style style:name="P292" style:parent-style-name="PlainText" style:family="paragraph">
      <style:text-properties style:font-name="Calibri" style:font-name-complex="Courier New" fo:language="nb" fo:country="NO"/>
    </style:style>
    <style:style style:name="P293" style:parent-style-name="PlainText" style:family="paragraph">
      <style:text-properties style:font-name="Calibri" style:font-name-complex="Courier New" fo:language="nb" fo:country="NO"/>
    </style:style>
    <style:style style:name="P294" style:parent-style-name="PlainText" style:family="paragraph">
      <style:text-properties style:font-name="Calibri" style:font-name-complex="Courier New" fo:language="nb" fo:country="NO"/>
    </style:style>
    <style:style style:name="P295" style:parent-style-name="PlainText" style:family="paragraph">
      <style:text-properties style:font-name="Calibri" style:font-name-complex="Courier New" fo:language="nb" fo:country="NO"/>
    </style:style>
    <style:style style:name="P296" style:parent-style-name="PlainText" style:family="paragraph">
      <style:text-properties style:font-name="Calibri" style:font-name-complex="Courier New" fo:language="nb" fo:country="NO"/>
    </style:style>
    <style:style style:name="P297" style:parent-style-name="PlainText" style:family="paragraph">
      <style:text-properties style:font-name="Calibri" style:font-name-complex="Courier New" fo:language="nb" fo:country="NO"/>
    </style:style>
    <style:style style:name="P298" style:parent-style-name="PlainText" style:family="paragraph">
      <style:text-properties style:font-name="Calibri" style:font-name-complex="Courier New" fo:language="nb" fo:country="NO"/>
    </style:style>
    <style:style style:name="P299" style:parent-style-name="PlainText" style:family="paragraph">
      <style:text-properties style:font-name="Calibri" style:font-name-complex="Courier New" fo:language="nb" fo:country="NO"/>
    </style:style>
    <style:style style:name="P300" style:parent-style-name="PlainText" style:family="paragraph">
      <style:text-properties style:font-name="Calibri" style:font-name-complex="Courier New" fo:language="nb" fo:country="NO"/>
    </style:style>
    <style:style style:name="P301" style:parent-style-name="PlainText" style:family="paragraph">
      <style:text-properties style:font-name="Calibri" style:font-name-complex="Courier New" fo:language="nb" fo:country="NO"/>
    </style:style>
    <style:style style:name="P302" style:parent-style-name="Heading2" style:family="paragraph">
      <style:text-properties fo:language="nb" fo:country="NO"/>
    </style:style>
    <style:style style:name="P303" style:parent-style-name="PlainText" style:family="paragraph">
      <style:text-properties style:font-name="Calibri" style:font-name-complex="Courier New" fo:language="nb" fo:country="NO"/>
    </style:style>
    <style:style style:name="P304" style:parent-style-name="PlainText" style:family="paragraph">
      <style:text-properties style:font-name="Calibri" style:font-name-complex="Courier New" fo:language="nb" fo:country="NO"/>
    </style:style>
    <style:style style:name="P305" style:parent-style-name="PlainText" style:family="paragraph">
      <style:text-properties style:font-name="Calibri" style:font-name-complex="Courier New" fo:language="nb" fo:country="NO"/>
    </style:style>
    <style:style style:name="P306" style:parent-style-name="PlainText" style:family="paragraph">
      <style:text-properties style:font-name="Calibri" style:font-name-complex="Courier New" fo:language="nb" fo:country="NO"/>
    </style:style>
    <style:style style:name="P307" style:parent-style-name="PlainText" style:family="paragraph">
      <style:text-properties style:font-name="Calibri" style:font-name-complex="Courier New" fo:language="nb" fo:country="NO"/>
    </style:style>
    <style:style style:name="P308" style:parent-style-name="PlainText" style:family="paragraph">
      <style:text-properties style:font-name="Calibri" style:font-name-complex="Courier New" fo:language="nb" fo:country="NO"/>
    </style:style>
    <style:style style:name="P309" style:parent-style-name="PlainText" style:family="paragraph">
      <style:text-properties style:font-name="Calibri" style:font-name-complex="Courier New" fo:language="nb" fo:country="NO"/>
    </style:style>
    <style:style style:name="P310" style:parent-style-name="PlainText" style:family="paragraph">
      <style:text-properties style:font-name="Calibri" style:font-name-complex="Courier New" fo:language="nb" fo:country="NO"/>
    </style:style>
    <style:style style:name="P311" style:parent-style-name="PlainText" style:family="paragraph">
      <style:text-properties style:font-name="Calibri" style:font-name-complex="Courier New" fo:language="nb" fo:country="NO"/>
    </style:style>
    <style:style style:name="P312" style:parent-style-name="PlainText" style:family="paragraph">
      <style:text-properties style:font-name="Calibri" style:font-name-complex="Courier New" fo:language="nb" fo:country="NO"/>
    </style:style>
    <style:style style:name="P313" style:parent-style-name="PlainText" style:family="paragraph">
      <style:text-properties style:font-name="Calibri" style:font-name-complex="Courier New" fo:language="nb" fo:country="NO"/>
    </style:style>
    <style:style style:name="P314" style:parent-style-name="PlainText" style:family="paragraph">
      <style:text-properties style:font-name="Calibri" style:font-name-complex="Courier New" fo:language="nb" fo:country="NO"/>
    </style:style>
    <style:style style:name="P315" style:parent-style-name="PlainText" style:family="paragraph">
      <style:text-properties style:font-name="Calibri" style:font-name-complex="Courier New" fo:language="nb" fo:country="NO"/>
    </style:style>
    <style:style style:name="P316" style:parent-style-name="PlainText" style:family="paragraph">
      <style:text-properties style:font-name="Calibri" style:font-name-complex="Courier New" fo:language="nb" fo:country="NO"/>
    </style:style>
    <style:style style:name="P317" style:parent-style-name="PlainText" style:family="paragraph">
      <style:text-properties style:font-name="Calibri" style:font-name-complex="Courier New" fo:language="nb" fo:country="NO"/>
    </style:style>
    <style:style style:name="P318" style:parent-style-name="PlainText" style:family="paragraph">
      <style:text-properties style:font-name="Calibri" style:font-name-complex="Courier New" fo:language="nb" fo:country="NO"/>
    </style:style>
    <style:style style:name="P319" style:parent-style-name="PlainText" style:family="paragraph">
      <style:text-properties style:font-name="Calibri" style:font-name-complex="Courier New" fo:language="nb" fo:country="NO"/>
    </style:style>
    <style:style style:name="P320" style:parent-style-name="PlainText" style:family="paragraph">
      <style:text-properties style:font-name="Calibri" style:font-name-complex="Courier New" fo:language="nb" fo:country="NO"/>
    </style:style>
    <style:style style:name="P321" style:parent-style-name="PlainText" style:family="paragraph">
      <style:text-properties style:font-name="Calibri" style:font-name-complex="Courier New" fo:language="nb" fo:country="NO"/>
    </style:style>
    <style:style style:name="P322" style:parent-style-name="PlainText" style:family="paragraph">
      <style:text-properties style:font-name="Calibri" style:font-name-complex="Courier New" fo:language="nb" fo:country="NO"/>
    </style:style>
    <style:style style:name="P323" style:parent-style-name="PlainText" style:family="paragraph">
      <style:text-properties style:font-name="Calibri" style:font-name-complex="Courier New" fo:language="nb" fo:country="NO"/>
    </style:style>
    <style:style style:name="P324" style:parent-style-name="Heading2" style:family="paragraph">
      <style:text-properties fo:language="nb" fo:country="NO"/>
    </style:style>
    <style:style style:name="P325" style:parent-style-name="PlainText" style:family="paragraph">
      <style:text-properties style:font-name="Calibri" style:font-name-complex="Courier New" fo:language="nb" fo:country="NO"/>
    </style:style>
    <style:style style:name="P326" style:parent-style-name="PlainText" style:family="paragraph">
      <style:text-properties style:font-name="Calibri" style:font-name-complex="Courier New" fo:language="nb" fo:country="NO"/>
    </style:style>
    <style:style style:name="P327" style:parent-style-name="PlainText" style:family="paragraph">
      <style:text-properties style:font-name="Calibri" style:font-name-complex="Courier New" fo:language="nb" fo:country="NO"/>
    </style:style>
    <style:style style:name="P328" style:parent-style-name="PlainText" style:family="paragraph">
      <style:text-properties style:font-name="Calibri" style:font-name-complex="Courier New" fo:language="nb" fo:country="NO"/>
    </style:style>
    <style:style style:name="P329" style:parent-style-name="PlainText" style:family="paragraph">
      <style:text-properties style:font-name="Calibri" style:font-name-complex="Courier New" fo:language="nb" fo:country="NO"/>
    </style:style>
    <style:style style:name="P330" style:parent-style-name="PlainText" style:family="paragraph">
      <style:text-properties style:font-name="Calibri" style:font-name-complex="Courier New" fo:language="nb" fo:country="NO"/>
    </style:style>
    <style:style style:name="P331" style:parent-style-name="PlainText" style:family="paragraph">
      <style:text-properties style:font-name="Calibri" style:font-name-complex="Courier New" fo:language="nb" fo:country="NO"/>
    </style:style>
    <style:style style:name="P332" style:parent-style-name="PlainText" style:family="paragraph">
      <style:text-properties style:font-name="Calibri" style:font-name-complex="Courier New" fo:language="nb" fo:country="NO"/>
    </style:style>
    <style:style style:name="P333" style:parent-style-name="PlainText" style:family="paragraph">
      <style:text-properties style:font-name="Calibri" style:font-name-complex="Courier New" fo:language="nb" fo:country="NO"/>
    </style:style>
    <style:style style:name="P334" style:parent-style-name="PlainText" style:family="paragraph">
      <style:text-properties style:font-name="Calibri" style:font-name-complex="Courier New" fo:language="nb" fo:country="NO"/>
    </style:style>
    <style:style style:name="P335" style:parent-style-name="PlainText" style:family="paragraph">
      <style:text-properties style:font-name="Calibri" style:font-name-complex="Courier New" fo:language="nb" fo:country="NO"/>
    </style:style>
    <style:style style:name="P336" style:parent-style-name="PlainText" style:family="paragraph">
      <style:text-properties style:font-name="Calibri" style:font-name-complex="Courier New" fo:language="nb" fo:country="NO"/>
    </style:style>
    <style:style style:name="P337" style:parent-style-name="PlainText" style:family="paragraph">
      <style:text-properties style:font-name="Calibri" style:font-name-complex="Courier New" fo:language="nb" fo:country="NO"/>
    </style:style>
    <style:style style:name="P338" style:parent-style-name="PlainText" style:family="paragraph">
      <style:text-properties style:font-name="Calibri" style:font-name-complex="Courier New" fo:language="nb" fo:country="NO"/>
    </style:style>
    <style:style style:name="P339" style:parent-style-name="PlainText" style:family="paragraph">
      <style:text-properties style:font-name="Calibri" style:font-name-complex="Courier New" fo:language="nb" fo:country="NO"/>
    </style:style>
    <style:style style:name="P340" style:parent-style-name="PlainText" style:family="paragraph">
      <style:text-properties style:font-name="Calibri" style:font-name-complex="Courier New" fo:language="nb" fo:country="NO"/>
    </style:style>
    <style:style style:name="P341" style:parent-style-name="PlainText" style:family="paragraph">
      <style:text-properties style:font-name="Calibri" style:font-name-complex="Courier New" fo:language="nb" fo:country="NO"/>
    </style:style>
    <style:style style:name="P342" style:parent-style-name="PlainText" style:family="paragraph">
      <style:text-properties style:font-name="Calibri" style:font-name-complex="Courier New" fo:language="nb" fo:country="NO"/>
    </style:style>
    <style:style style:name="P343" style:parent-style-name="PlainText" style:family="paragraph">
      <style:text-properties style:font-name="Calibri" style:font-name-complex="Courier New" fo:language="nb" fo:country="NO"/>
    </style:style>
    <style:style style:name="P344" style:parent-style-name="PlainText" style:family="paragraph">
      <style:text-properties style:font-name="Courier New" style:font-name-complex="Courier New" fo:language="nb" fo:country="NO"/>
    </style:style>
    <style:style style:name="P345" style:parent-style-name="PlainText" style:family="paragraph">
      <style:text-properties style:font-name="Courier New" style:font-name-complex="Courier New" fo:language="nb" fo:country="NO"/>
    </style:style>
    <style:style style:name="P346" style:parent-style-name="PlainText" style:family="paragraph">
      <style:text-properties style:font-name="Courier New" style:font-name-complex="Courier New" fo:language="nb" fo:country="NO"/>
    </style:style>
    <style:style style:name="P347" style:parent-style-name="Heading2" style:family="paragraph">
      <style:text-properties fo:language="nb" fo:country="NO"/>
    </style:style>
    <style:style style:name="P348" style:parent-style-name="Normal" style:family="paragraph">
      <style:text-properties fo:font-style="italic" style:font-style-asian="italic" fo:language="nb" fo:country="NO"/>
    </style:style>
    <style:style style:name="T349" style:parent-style-name="DefaultParagraphFont" style:family="text">
      <style:text-properties style:text-underline-type="single" style:text-underline-style="solid" style:text-underline-width="auto" style:text-underline-mode="continuous" fo:language="nb" fo:country="NO"/>
    </style:style>
    <style:style style:name="T350" style:parent-style-name="DefaultParagraphFont" style:family="text">
      <style:text-properties fo:language="nb" fo:country="NO"/>
    </style:style>
    <style:style style:name="T351" style:parent-style-name="DefaultParagraphFont" style:family="text">
      <style:text-properties fo:language="nb" fo:country="NO"/>
    </style:style>
    <style:style style:name="P352" style:parent-style-name="Normal" style:family="paragraph">
      <style:text-properties fo:language="nb" fo:country="NO"/>
    </style:style>
    <style:style style:name="P353" style:parent-style-name="Normal" style:family="paragraph">
      <style:text-properties fo:language="nb" fo:country="NO"/>
    </style:style>
    <style:style style:name="P354" style:parent-style-name="Normal" style:family="paragraph">
      <style:text-properties fo:language="nb" fo:country="NO"/>
    </style:style>
    <style:style style:name="P355" style:parent-style-name="Normal" style:family="paragraph">
      <style:text-properties fo:language="nb" fo:country="NO"/>
    </style:style>
    <style:style style:name="P356" style:parent-style-name="Normal" style:family="paragraph">
      <style:text-properties fo:language="nb" fo:country="NO"/>
    </style:style>
    <style:style style:name="P357" style:parent-style-name="Normal" style:family="paragraph">
      <style:text-properties fo:language="nb" fo:country="NO"/>
    </style:style>
    <style:style style:name="P358" style:parent-style-name="Normal" style:family="paragraph">
      <style:text-properties fo:language="nb" fo:country="NO"/>
    </style:style>
    <style:style style:name="P359" style:parent-style-name="Normal" style:family="paragraph">
      <style:text-properties fo:font-style="italic" style:font-style-asian="italic" fo:language="nb" fo:country="NO"/>
    </style:style>
    <style:style style:name="P360" style:parent-style-name="Normal" style:family="paragraph">
      <style:text-properties fo:font-style="italic" style:font-style-asian="italic" fo:language="nb" fo:country="NO"/>
    </style:style>
    <style:style style:name="P361" style:parent-style-name="Normal" style:family="paragraph">
      <style:text-properties fo:font-style="italic" style:font-style-asian="italic" fo:language="nb" fo:country="NO"/>
    </style:style>
    <style:style style:name="P362" style:parent-style-name="Normal" style:family="paragraph">
      <style:text-properties fo:font-style="italic" style:font-style-asian="italic" fo:language="nb" fo:country="NO"/>
    </style:style>
    <style:style style:name="P363" style:parent-style-name="Normal" style:family="paragraph">
      <style:text-properties fo:font-style="italic" style:font-style-asian="italic" fo:language="nb" fo:country="NO"/>
    </style:style>
    <style:style style:name="P364" style:parent-style-name="Normal" style:family="paragraph">
      <style:text-properties fo:font-style="italic" style:font-style-asian="italic" fo:language="nb" fo:country="NO"/>
    </style:style>
    <style:style style:name="P365" style:parent-style-name="Normal" style:family="paragraph">
      <style:text-properties fo:font-style="italic" style:font-style-asian="italic" fo:language="nb" fo:country="NO"/>
    </style:style>
    <style:style style:name="P366" style:parent-style-name="Normal" style:family="paragraph">
      <style:text-properties fo:font-style="italic" style:font-style-asian="italic" fo:language="nb" fo:country="NO"/>
    </style:style>
    <style:style style:name="P367" style:parent-style-name="Normal" style:family="paragraph">
      <style:text-properties fo:font-style="italic" style:font-style-asian="italic" fo:language="nb" fo:country="NO"/>
    </style:style>
    <style:style style:name="P368" style:parent-style-name="Normal" style:family="paragraph">
      <style:text-properties fo:font-style="italic" style:font-style-asian="italic" fo:language="nb" fo:country="NO"/>
    </style:style>
    <style:style style:name="P369" style:parent-style-name="Normal" style:family="paragraph">
      <style:text-properties fo:font-style="italic" style:font-style-asian="italic" fo:language="nb" fo:country="NO"/>
    </style:style>
    <style:style style:name="P370" style:parent-style-name="Normal" style:family="paragraph">
      <style:text-properties fo:font-style="italic" style:font-style-asian="italic" fo:language="nb" fo:country="NO"/>
    </style:style>
    <style:style style:name="P371" style:parent-style-name="Heading2" style:family="paragraph">
      <style:text-properties fo:language="nb" fo:country="NO"/>
    </style:style>
    <style:style style:name="P372" style:parent-style-name="NoSpacing" style:family="paragraph">
      <style:text-properties fo:language="nb" fo:country="NO"/>
    </style:style>
    <style:style style:name="P373" style:parent-style-name="NoSpacing" style:family="paragraph">
      <style:text-properties fo:font-style="italic" style:font-style-asian="italic" fo:language="nb" fo:country="NO"/>
    </style:style>
    <style:style style:name="P374" style:parent-style-name="NoSpacing" style:family="paragraph">
      <style:text-properties fo:language="nb" fo:country="NO"/>
    </style:style>
    <style:style style:name="P375" style:parent-style-name="NoSpacing" style:family="paragraph">
      <style:text-properties fo:language="nb" fo:country="NO"/>
    </style:style>
    <style:style style:name="P376" style:parent-style-name="NoSpacing" style:family="paragraph">
      <style:text-properties fo:language="nb" fo:country="NO"/>
    </style:style>
    <style:style style:name="P377" style:parent-style-name="NoSpacing" style:family="paragraph">
      <style:text-properties fo:language="nb" fo:country="NO"/>
    </style:style>
    <style:style style:name="P378" style:parent-style-name="NoSpacing" style:family="paragraph">
      <style:text-properties fo:language="nb" fo:country="NO"/>
    </style:style>
    <style:style style:name="P379" style:parent-style-name="NoSpacing" style:family="paragraph">
      <style:text-properties fo:language="nb" fo:country="NO"/>
    </style:style>
    <style:style style:name="P380" style:parent-style-name="NoSpacing" style:family="paragraph">
      <style:text-properties fo:language="nb" fo:country="NO"/>
    </style:style>
    <style:style style:name="P381" style:parent-style-name="NoSpacing" style:family="paragraph">
      <style:text-properties fo:language="nb" fo:country="NO"/>
    </style:style>
    <style:style style:name="P382" style:parent-style-name="NoSpacing" style:family="paragraph">
      <style:text-properties fo:language="nb" fo:country="NO"/>
    </style:style>
    <style:style style:name="P383" style:parent-style-name="NoSpacing" style:family="paragraph">
      <style:text-properties fo:language="nb" fo:country="NO"/>
    </style:style>
    <style:style style:name="P384" style:parent-style-name="NoSpacing" style:family="paragraph">
      <style:text-properties fo:language="nb" fo:country="NO"/>
    </style:style>
    <style:style style:name="P385" style:parent-style-name="NoSpacing" style:family="paragraph">
      <style:text-properties fo:language="nb" fo:country="NO"/>
    </style:style>
    <style:style style:name="P386" style:parent-style-name="NoSpacing" style:family="paragraph">
      <style:text-properties fo:language="nb" fo:country="NO"/>
    </style:style>
    <style:style style:name="P387" style:parent-style-name="NoSpacing" style:family="paragraph">
      <style:text-properties fo:language="nb" fo:country="NO"/>
    </style:style>
    <style:style style:name="P388" style:parent-style-name="NoSpacing" style:family="paragraph">
      <style:text-properties fo:language="nb" fo:country="NO"/>
    </style:style>
    <style:style style:name="P389" style:parent-style-name="NoSpacing" style:family="paragraph">
      <style:text-properties fo:language="nb" fo:country="NO"/>
    </style:style>
    <style:style style:name="P390" style:parent-style-name="NoSpacing" style:family="paragraph">
      <style:text-properties fo:language="nb" fo:country="NO"/>
    </style:style>
    <style:style style:name="P391" style:parent-style-name="NoSpacing" style:family="paragraph">
      <style:text-properties fo:language="nb" fo:country="NO"/>
    </style:style>
    <style:style style:name="P392" style:parent-style-name="NoSpacing" style:family="paragraph">
      <style:text-properties fo:language="nb" fo:country="NO"/>
    </style:style>
    <style:style style:name="P393" style:parent-style-name="NoSpacing" style:family="paragraph">
      <style:text-properties fo:language="nb" fo:country="NO"/>
    </style:style>
    <style:style style:name="P394" style:parent-style-name="NoSpacing" style:family="paragraph">
      <style:text-properties fo:language="nb" fo:country="NO"/>
    </style:style>
    <style:style style:name="P395" style:parent-style-name="NoSpacing" style:family="paragraph">
      <style:text-properties fo:language="nb" fo:country="NO"/>
    </style:style>
    <style:style style:name="P396" style:parent-style-name="NoSpacing" style:family="paragraph">
      <style:text-properties fo:language="nb" fo:country="NO"/>
    </style:style>
    <style:style style:name="P397" style:parent-style-name="NoSpacing" style:family="paragraph">
      <style:text-properties fo:language="nb" fo:country="NO"/>
    </style:style>
    <style:style style:name="P398" style:parent-style-name="NoSpacing" style:family="paragraph">
      <style:text-properties fo:language="nb" fo:country="NO"/>
    </style:style>
    <style:style style:name="P399" style:parent-style-name="NoSpacing" style:family="paragraph">
      <style:text-properties fo:language="nb" fo:country="NO"/>
    </style:style>
    <style:style style:name="P400" style:parent-style-name="NoSpacing" style:family="paragraph">
      <style:text-properties fo:language="nb" fo:country="NO"/>
    </style:style>
    <style:style style:name="P401" style:parent-style-name="NoSpacing" style:family="paragraph">
      <style:text-properties fo:language="nb" fo:country="NO"/>
    </style:style>
    <style:style style:name="P402" style:parent-style-name="NoSpacing" style:family="paragraph">
      <style:text-properties fo:language="nb" fo:country="NO"/>
    </style:style>
    <style:style style:name="P403" style:parent-style-name="NoSpacing" style:family="paragraph">
      <style:text-properties fo:language="nb" fo:country="NO"/>
    </style:style>
    <style:style style:name="P404" style:parent-style-name="NoSpacing" style:family="paragraph">
      <style:text-properties fo:language="nb" fo:country="NO"/>
    </style:style>
    <style:style style:name="P405" style:parent-style-name="NoSpacing" style:family="paragraph">
      <style:text-properties fo:language="nb" fo:country="NO"/>
    </style:style>
    <style:style style:name="P406" style:parent-style-name="NoSpacing" style:family="paragraph">
      <style:text-properties fo:language="nb" fo:country="NO"/>
    </style:style>
    <style:style style:name="P407" style:parent-style-name="NoSpacing" style:family="paragraph">
      <style:text-properties fo:language="nb" fo:country="NO"/>
    </style:style>
    <style:style style:name="P408" style:parent-style-name="NoSpacing" style:family="paragraph">
      <style:text-properties fo:language="nb" fo:country="NO"/>
    </style:style>
    <style:style style:name="P409" style:parent-style-name="NoSpacing" style:family="paragraph">
      <style:text-properties fo:language="nb" fo:country="NO"/>
    </style:style>
    <style:style style:name="P410" style:parent-style-name="NoSpacing" style:family="paragraph">
      <style:text-properties fo:language="nb" fo:country="NO"/>
    </style:style>
    <style:style style:name="P411" style:parent-style-name="NoSpacing" style:family="paragraph">
      <style:text-properties fo:language="nb" fo:country="NO"/>
    </style:style>
    <style:style style:name="P412" style:parent-style-name="NoSpacing" style:family="paragraph">
      <style:text-properties fo:language="nb" fo:country="NO"/>
    </style:style>
    <style:style style:name="P413" style:parent-style-name="NoSpacing" style:family="paragraph">
      <style:text-properties fo:language="nb" fo:country="NO"/>
    </style:style>
    <style:style style:name="P414" style:parent-style-name="Normal" style:family="paragraph">
      <style:text-properties fo:font-style="italic" style:font-style-asian="italic" fo:language="nb" fo:country="NO"/>
    </style:style>
    <style:style style:name="P415" style:parent-style-name="Normal" style:family="paragraph">
      <style:text-properties fo:font-style="italic" style:font-style-asian="italic" fo:language="nb" fo:country="NO"/>
    </style:style>
    <style:style style:name="P416" style:parent-style-name="Normal" style:family="paragraph">
      <style:text-properties fo:font-style="italic" style:font-style-asian="italic" fo:language="nb" fo:country="NO"/>
    </style:style>
    <style:style style:name="P417" style:parent-style-name="Normal" style:family="paragraph">
      <style:text-properties fo:font-style="italic" style:font-style-asian="italic" fo:language="nb" fo:country="NO"/>
    </style:style>
    <style:style style:name="P418" style:parent-style-name="Normal" style:family="paragraph">
      <style:text-properties fo:font-style="italic" style:font-style-asian="italic" fo:language="nb" fo:country="NO"/>
    </style:style>
    <style:style style:name="P419" style:parent-style-name="Heading2" style:family="paragraph">
      <style:text-properties fo:language="nb" fo:country="NO"/>
    </style:style>
    <style:style style:name="P420" style:parent-style-name="NoSpacing" style:family="paragraph">
      <style:text-properties fo:language="nb" fo:country="NO"/>
    </style:style>
    <style:style style:name="P421" style:parent-style-name="NoSpacing" style:family="paragraph">
      <style:text-properties fo:language="nb" fo:country="NO"/>
    </style:style>
    <style:style style:name="P422" style:parent-style-name="NoSpacing" style:family="paragraph">
      <style:text-properties fo:language="nb" fo:country="NO"/>
    </style:style>
    <style:style style:name="P423" style:parent-style-name="NoSpacing" style:family="paragraph">
      <style:text-properties fo:language="nb" fo:country="NO"/>
    </style:style>
    <style:style style:name="P424" style:parent-style-name="NoSpacing" style:family="paragraph">
      <style:text-properties fo:language="nb" fo:country="NO"/>
    </style:style>
    <style:style style:name="P425" style:parent-style-name="NoSpacing" style:family="paragraph">
      <style:text-properties fo:language="nb" fo:country="NO"/>
    </style:style>
    <style:style style:name="P426" style:parent-style-name="NoSpacing" style:family="paragraph">
      <style:text-properties fo:language="nb" fo:country="NO"/>
    </style:style>
    <style:style style:name="P427" style:parent-style-name="NoSpacing" style:family="paragraph">
      <style:text-properties fo:language="nb" fo:country="NO"/>
    </style:style>
    <style:style style:name="P428" style:parent-style-name="NoSpacing" style:family="paragraph">
      <style:text-properties fo:language="nb" fo:country="NO"/>
    </style:style>
    <style:style style:name="P429" style:parent-style-name="NoSpacing" style:family="paragraph">
      <style:text-properties fo:language="nb" fo:country="NO"/>
    </style:style>
    <style:style style:name="P430" style:parent-style-name="NoSpacing" style:family="paragraph">
      <style:text-properties fo:language="nb" fo:country="NO"/>
    </style:style>
    <style:style style:name="P431" style:parent-style-name="NoSpacing" style:family="paragraph">
      <style:text-properties fo:language="nb" fo:country="NO"/>
    </style:style>
    <style:style style:name="P432" style:parent-style-name="NoSpacing" style:family="paragraph">
      <style:text-properties fo:language="nb" fo:country="NO"/>
    </style:style>
    <style:style style:name="P433" style:parent-style-name="NoSpacing" style:family="paragraph">
      <style:text-properties fo:language="nb" fo:country="NO"/>
    </style:style>
    <style:style style:name="P434" style:parent-style-name="NoSpacing" style:family="paragraph">
      <style:text-properties fo:language="nb" fo:country="NO"/>
    </style:style>
    <style:style style:name="P435" style:parent-style-name="NoSpacing" style:family="paragraph">
      <style:text-properties fo:language="nb" fo:country="NO"/>
    </style:style>
    <style:style style:name="P436" style:parent-style-name="NoSpacing" style:family="paragraph">
      <style:text-properties fo:language="nb" fo:country="NO"/>
    </style:style>
    <style:style style:name="P437" style:parent-style-name="NoSpacing" style:family="paragraph">
      <style:text-properties fo:language="nb" fo:country="NO"/>
    </style:style>
    <style:style style:name="P438" style:parent-style-name="PlainText" style:family="paragraph">
      <style:text-properties style:font-name="Courier New" style:font-name-complex="Courier New" fo:language="nb" fo:country="NO"/>
    </style:style>
    <style:style style:name="P439" style:parent-style-name="PlainText" style:family="paragraph">
      <style:text-properties style:font-name="Courier New" style:font-name-complex="Courier New" fo:language="nb" fo:country="NO"/>
    </style:style>
    <style:style style:name="P440" style:parent-style-name="PlainText" style:family="paragraph">
      <style:text-properties style:font-name="Courier New" style:font-name-complex="Courier New" fo:language="nb" fo:country="NO"/>
    </style:style>
    <style:style style:name="P441" style:parent-style-name="PlainText" style:family="paragraph">
      <style:text-properties style:font-name="Courier New" style:font-name-complex="Courier New" fo:language="nb" fo:country="NO"/>
    </style:style>
    <style:style style:name="P442" style:parent-style-name="PlainText" style:family="paragraph">
      <style:text-properties style:font-name="Courier New" style:font-name-complex="Courier New" fo:language="nb" fo:country="NO"/>
    </style:style>
    <style:style style:name="P443" style:parent-style-name="PlainText" style:family="paragraph">
      <style:text-properties style:font-name="Courier New" style:font-name-complex="Courier New" fo:language="nb" fo:country="NO"/>
    </style:style>
    <style:style style:name="P444" style:parent-style-name="PlainText" style:family="paragraph">
      <style:text-properties style:font-name="Courier New" style:font-name-complex="Courier New" fo:language="nb" fo:country="NO"/>
    </style:style>
    <style:style style:name="P445" style:parent-style-name="PlainText" style:family="paragraph">
      <style:text-properties style:font-name="Courier New" style:font-name-complex="Courier New" fo:language="nb" fo:country="NO"/>
    </style:style>
    <style:style style:name="P446" style:parent-style-name="PlainText" style:family="paragraph">
      <style:text-properties style:font-name="Courier New" style:font-name-complex="Courier New" fo:language="nb" fo:country="NO"/>
    </style:style>
  </office:automatic-styles>
  <office:body>
    <office:text text:use-soft-page-breaks="true">
      <text:p text:style-name="P1"/>
      <text:h text:style-name="P2" text:outline-level="2">Første møte Prosjekt 1<text:s/></text:h>
      <text:p text:style-name="P3">Dato:<text:s/>30.08.12</text:p>
      <text:p text:style-name="P4"/>
      <text:p text:style-name="P5">Alf var ikke med på møtet. Har ikke svart på mail.</text:p>
      <text:p text:style-name="P6">Snakket om å koordinere når vi kan møtes. Vi har ikke mulighet til å møtes hver dag, men ønsker å<text:s/>finne en fast tid.</text:p>
      <text:p text:style-name="P7">Bestemte å møtes lørdag kl 12 for å kartlegge problemstillinger og arbeidsoppgaver og fordele disse.</text:p>
      <text:p text:style-name="P8">Estimere tidsbruk på de forskjellige oppgavene og starte på det overordnede designet.</text:p>
      <text:p text:style-name="P9">Håper alle kan komme :)</text:p>
      <text:p text:style-name="P10"/>
      <text:p text:style-name="P11">Per Øyvind foreslo "Trello" som oversiktsprogram a la SCRUM-oversikt.</text:p>
      <text:p text:style-name="P12">Vi ønsker å bruke GIT som versjonskontroll.</text:p>
      <text:p text:style-name="P13"/>
      <text:p text:style-name="P14">Forslag om å gi overordnet ansvar for de ulike delene av prosjektet.</text:p>
      <text:p text:style-name="P15"/>
      <text:p text:style-name="P16">Konstruktivt og ryddig. Alle virker som OK folk som kan Java.</text:p>
      <text:p text:style-name="P17"/>
      <text:p text:style-name="P18">Starte med rapport tidlig.</text:p>
      <text:p text:style-name="P19">Sette<text:s/>deadline to uker før innleveringsfrist i tilfelle fuck up.</text:p>
      <text:p text:style-name="P20"/>
      <text:p text:style-name="P21"/>
      <text:h text:style-name="P22" text:outline-level="2">Andre møte.</text:h>
      <text:p text:style-name="P23">Dato:<text:s/>31.08.12</text:p>
      <text:p text:style-name="P24"/>
      <text:p text:style-name="P25">Møtestart 12.15.</text:p>
      <text:p text:style-name="P26">Tilstede:<text:s/>Jørgen, Per Øyvind, Tor, Anders og<text:s/>Svenn.</text:p>
      <text:p text:style-name="P27"/>
      <text:p text:style-name="P28">Fant ut at Alf egentlig heter Lars Erik.</text:p>
      <text:p text:style-name="P29"/>
      <text:p text:style-name="P30">Valg av ScrumMaster:</text:p>
      <text:p text:style-name="P31">Alle sa sine tanker om å være ScrumMaster.<text:s/></text:p>
      <text:p text:style-name="P32">Per<text:s/>Øyvind ble valgt siden han har kontroll på kaffen, og mente han kunne holde kontrollen ellers.</text:p>
      <text:p text:style-name="P33"/>
      <text:p text:style-name="P34">Prosjektet består av disse overordnede delene:</text:p>
      <text:p text:style-name="P35"><text:tab/>-GUI</text:p>
      <text:p text:style-name="P36"><text:tab/>-Databaser</text:p>
      <text:p text:style-name="P37"><text:tab/>-Rapportansvarlig</text:p>
      <text:p text:style-name="P38"><text:tab/>-Programmeringsansvarlig</text:p>
      <text:p text:style-name="P39"><text:tab/>-Kart</text:p>
      <text:p text:style-name="P40"/>
      <text:p text:style-name="P41">Fordeling</text:p>
      <text:p text:style-name="P42"><text:tab/>- Svenn:<text:tab/><text:tab/>Kart</text:p>
      <text:p text:style-name="P43"><text:tab/>- Anders:<text:tab/><text:s/><text:tab/>GUI</text:p>
      <text:p text:style-name="P44"><text:tab/>- Tor:<text:tab/><text:tab/><text:tab/>Programmering</text:p>
      <text:p text:style-name="P45"><text:tab/>- Jørgen:<text:tab/><text:tab/>Databaser</text:p>
      <text:p text:style-name="P46"><text:tab/>- Per Øyvind:<text:tab/><text:tab/>ScrumMaster</text:p>
      <text:p text:style-name="P47"><text:tab/>- Alf (Lars Erik)<text:s/><text:tab/>Dokumentasjon / Rapport</text:p>
      <text:p text:style-name="P48"/>
      <text:p text:style-name="P49">Diskusjon om problemstillingene i prosjektet.</text:p>
      <text:p text:style-name="P50">Idémyldring</text:p>
      <text:p text:style-name="P51"><text:tab/>-Kobling mellom simle og lam.</text:p>
      <text:soft-page-break/>
      <text:p text:style-name="P52"><text:tab/>-Sortering etter alder</text:p>
      <text:p text:style-name="P53"><text:tab/>-Hvilke data sendes<text:s/>fra overvåkningssystmet.</text:p>
      <text:p text:style-name="P54"><text:tab/><text:tab/>-GPS</text:p>
      <text:p text:style-name="P55"><text:tab/><text:tab/>-Puls</text:p>
      <text:p text:style-name="P56"><text:tab/><text:tab/>-Batteristatus</text:p>
      <text:p text:style-name="P57"><text:tab/>-Backend som samler inn data fortløpende fra sauene.</text:p>
      <text:p text:style-name="P58"><text:tab/><text:tab/>-Sender data videre 3 ganger om dagen til frontend.</text:p>
      <text:p text:style-name="P59"><text:tab/><text:tab/>-Kan sende alarmmeldinger hvis:</text:p>
      <text:p text:style-name="P60"><text:tab/><text:tab/><text:tab/>-En sau har veldig høy puls OG er separert fra<text:s/>flokken.</text:p>
      <text:p text:style-name="P61"><text:tab/><text:tab/><text:tab/>-Mange sauer i en flokk har veldig høy puls.</text:p>
      <text:p text:style-name="P62"><text:tab/><text:tab/><text:tab/>-Sau uten puls.</text:p>
      <text:p text:style-name="P63"><text:tab/>-Frontend</text:p>
      <text:p text:style-name="P64"><text:tab/><text:tab/>-Sporingsfunskjon. Vise forflytning over tid. Gå inn på hver sau for å sjekke data?</text:p>
      <text:p text:style-name="P65"/>
      <text:p text:style-name="P66">Hvilken programvare?</text:p>
      <text:p text:style-name="P67"><text:tab/>-Java som språk</text:p>
      <text:p text:style-name="P68"><text:tab/>-Qt? (GUI)</text:p>
      <text:p text:style-name="P69"><text:tab/>-MySql</text:p>
      <text:p text:style-name="P70"><text:tab/>-GIT</text:p>
      <text:p text:style-name="P71"><text:tab/></text:p>
      <text:p text:style-name="P72">Satte opp SCRUM-oversikt over hvilke deler som må jobbes med, men venter med tidsestimater til vi vet mer om prosjektet.</text:p>
      <text:p text:style-name="P73"/>
      <text:p text:style-name="P74">Generell hjemmelekse til alle.</text:p>
      <text:p text:style-name="P75"><text:tab/>Sette seg inn i GIT. SQL.</text:p>
      <text:p text:style-name="P76">Anders ser på Qt (GUI)</text:p>
      <text:p text:style-name="P77">Per Øyvind snakker med und.ass om data fra sau og sette opp GIT-server</text:p>
      <text:p text:style-name="P78"/>
      <text:p text:style-name="P79">Svenn legger ut referat på Dropbox.</text:p>
      <text:p text:style-name="P80"/>
      <text:p text:style-name="P81"/>
      <text:p text:style-name="P82">Neste møte: Sjekke med Doodle når det passer for folk. (sette opp faste møtetider)</text:p>
      <text:p text:style-name="P83"/>
      <text:p text:style-name="P84">Møteslutt 14.00</text:p>
      <text:p text:style-name="P85"/>
      <text:h text:style-name="P86" text:outline-level="2">Møte 3</text:h>
      <text:p text:style-name="P87">Dato:<text:s/>05.09.12</text:p>
      <text:p text:style-name="P88">Møtestart 12.15</text:p>
      <text:p text:style-name="P89">Tilstede: Tor, Anders, Svenn og<text:s/>Lare Erik.</text:p>
      <text:p text:style-name="P90">Per Øyvind hadde sett feil på timeplanen og var<text:s/>opptatt på øving. Jørgen fikk jobbplan sent og måtte på jobb.</text:p>
      <text:p text:style-name="P91"/>
      <text:p text:style-name="P92">Vurderer program for ER-modell og systemmodellering. Lars Erik har erfaring med DB og systemutvikling.<text:s/></text:p>
      <text:p text:style-name="P93">Foreslår å bruke:</text:p>
      <text:p text:style-name="P94"/>
      <text:p text:style-name="P95">ER-modeller.</text:p>
      <text:p text:style-name="P96">DIA (systemutviklingsverktøy)</text:p>
      <text:p text:style-name="P97"/>
      <text:p text:style-name="P98">Bestemt at vi koder på engelsk. Forutsatt ingen innsigelser og protester.</text:p>
      <text:p text:style-name="P99"/>
      <text:p text:style-name="P100">Startet på ER-modell. Lars Erik sin erfaring er nyttig. Konstruktiv tenking og idemyldring.</text:p>
      <text:p text:style-name="P101">Satte opp første kravspesifikasjon.</text:p>
      <text:p text:style-name="P102">Begynte å bruke ER-modeller og GIT.</text:p>
      <text:p text:style-name="P103"/>
      <text:p text:style-name="P104">Sprint 1: Ferdig til onsdag 12.09</text:p>
      <text:p text:style-name="P105"/>
      <text:p text:style-name="P106">Ferdig<text:s/>ER-modell.</text:p>
      <text:p text:style-name="P107">Kravspesifikasjon</text:p>
      <text:p text:style-name="P108"/>
      <text:p text:style-name="P109">.</text:p>
      <text:p text:style-name="P110">Neste møte lørdag 08.09.12 kl 12 på P15, 3 etasje.</text:p>
      <text:p text:style-name="P111"/>
      <text:p text:style-name="P112">Møteslutt 13.40.</text:p>
      <text:p text:style-name="P113"/>
      <text:h text:style-name="P114" text:outline-level="2">Møte 4</text:h>
      <text:p text:style-name="P115">Dato:<text:s/>08.09.12</text:p>
      <text:p text:style-name="P116">Møtestart 09.35</text:p>
      <text:p text:style-name="P117">Tilstede:<text:s/>Svenn, Anders, Tor, Jørgen, Per Øyvind.</text:p>
      <text:p text:style-name="P118"/>
      <text:p text:style-name="P119">Vi skulle starte kl 09.00, men Svenn og Per Øyvind forsov seg. Lars Eirik<text:s/>manglet da møtet startet.</text:p>
      <text:p text:style-name="P120">Lars Erik kom ca kl 10.00</text:p>
      <text:p text:style-name="P121">Folk brukte ventetiden på å sette opp git og andre nødvendige program.</text:p>
      <text:p text:style-name="P122"/>
      <text:p text:style-name="P123">Begynte å bruke Trello for å holde styr på sprinter og scrum-oppsett.</text:p>
      <text:p text:style-name="P124"/>
      <text:p text:style-name="P125">Planla første sprint. Skal være ferdig 19.09.12.</text:p>
      <text:p text:style-name="P126"/>
      <text:p text:style-name="P127">ER-modell.</text:p>
      <text:p text:style-name="P128">Kravspesifikasjon.</text:p>
      <text:p text:style-name="P129">Sette opp databasen til prosjektet. (MySQL)</text:p>
      <text:p text:style-name="P130">Prototype til GUI-design ferdig</text:p>
      <text:p text:style-name="P131">Svenn lese seg opp på kart-API.</text:p>
      <text:p text:style-name="P132"/>
      <text:p text:style-name="P133">Omfordelte ansvarsområder:</text:p>
      <text:p text:style-name="P134"/>
      <text:p text:style-name="P135">Database<text:tab/><text:tab/>Lars Erik</text:p>
      <text:p text:style-name="P136">Programmering<text:tab/><text:tab/>Tor</text:p>
      <text:p text:style-name="P137">Dokumentasjon/rapport<text:tab/>Jørgen</text:p>
      <text:p text:style-name="P138">Kart<text:tab/><text:tab/><text:tab/>Svenn</text:p>
      <text:p text:style-name="P139">GUI<text:tab/><text:tab/><text:tab/>Anders</text:p>
      <text:p text:style-name="P140">ScrumMaster<text:tab/><text:tab/>Per Øyvind</text:p>
      <text:p text:style-name="P141"/>
      <text:p text:style-name="P142"/>
      <text:p text:style-name="P143">11.20: Jørgen måtte på jobb.</text:p>
      <text:p text:style-name="P144"/>
      <text:p text:style-name="P145">Begynte å modellere systemet. Bruker DIA.</text:p>
      <text:p text:style-name="P146"/>
      <text:p text:style-name="P147">12.30: Svenn må gå. Pakke før flytting.</text:p>
      <text:p text:style-name="P148"/>
      <text:p text:style-name="P149">Møteslutt: 13.00</text:p>
      <text:p text:style-name="P150"/>
      <text:p text:style-name="P151"/>
      <text:p text:style-name="P152"/>
      <text:p text:style-name="P153"/>
      <text:p text:style-name="P154"/>
      <text:p text:style-name="P155"/>
      <text:soft-page-break/>
      <text:h text:style-name="P156" text:outline-level="2">Møte 5</text:h>
      <text:p text:style-name="P157">Dato:<text:s/>12.09.12</text:p>
      <text:p text:style-name="P158">Møtestart 14.15</text:p>
      <text:p text:style-name="P159">Svenn, Jørgen, Anders, Tor, Lars Erik, Per Øyvind</text:p>
      <text:p text:style-name="P160"/>
      <text:p text:style-name="P161">Møte<text:s/>med stud.ass.</text:p>
      <text:p text:style-name="P162">Stilte spørsmål ang.</text:p>
      <text:p text:style-name="P163"><text:tab/>-Kartskala<text:tab/>1:50000 -&gt; 1:1800</text:p>
      <text:p text:style-name="P164"><text:tab/>-Visning av sau<text:tab/><text:tab/>Grupere sau når det zoomes ut. Ev filtrere ut sauer nært hverandre.</text:p>
      <text:p text:style-name="P165"><text:tab/>-Verktøy<text:tab/>Stud.ass mente vi hadde god kontroll, og våre valg ville kunne funke bra.</text:p>
      <text:p text:style-name="P166"><text:tab/>-Kravspekk<text:tab/>Blir oppdatert på nettsiden snart. Faglærer tenker for stort. SMS/Oppringing trenger vi ikke.</text:p>
      <text:p text:style-name="P167"><text:tab/>-Er-modell<text:tab/></text:p>
      <text:p text:style-name="P168"><text:tab/>-Systemmodell</text:p>
      <text:p text:style-name="P169"><text:tab/>-Dokumentasjon</text:p>
      <text:p text:style-name="P170"><text:tab/><text:tab/>-Javadoc</text:p>
      <text:p text:style-name="P171"><text:tab/>-Levere i kjørbar .jar-fil</text:p>
      <text:p text:style-name="P172"/>
      <text:p text:style-name="P173">Vi må dokumentere alt. Hvorfor vi tar de valgene vi tar (programvare)</text:p>
      <text:p text:style-name="P174"/>
      <text:p text:style-name="P175">Vi må føre timeliste. Hver fører individuell timeliste.</text:p>
      <text:p text:style-name="P176"/>
      <text:p text:style-name="P177"/>
      <text:p text:style-name="P178">Flyttet oss til R-52 for å kunne jobbe uten andre rundt oss.</text:p>
      <text:p text:style-name="P179">Lars Erik fikk satt opp database på stud-server. Kan flytte den til fag-server senere om det trengs.</text:p>
      <text:p text:style-name="P180">Anders jobber videre med GUI.</text:p>
      <text:p text:style-name="P181">Svenn ser på WMS-kart<text:s/>og hvordan hvis det i appen.</text:p>
      <text:p text:style-name="P182"/>
      <text:p text:style-name="P183">16.00 Jørgen og Tor må gå.</text:p>
      <text:p text:style-name="P184"/>
      <text:p text:style-name="P185">Møteslutt: 17.00</text:p>
      <text:p text:style-name="P186"/>
      <text:h text:style-name="P187" text:outline-level="2">Møte 6</text:h>
      <text:p text:style-name="P188">Dato:<text:s/>19.09.12</text:p>
      <text:p text:style-name="P189">Møtestart 12.15</text:p>
      <text:p text:style-name="P190">Svenn, Per Øyvind, Lars Erik, Jørgen, Anders</text:p>
      <text:p text:style-name="P191">Fikk ikke kontakt med Tor, selv om han hadde svart på Facebook</text:p>
      <text:p text:style-name="P192"/>
      <text:p text:style-name="P193">Lars Erik foreslår å bruke<text:s/>IceScrum i stedet for Trello. IceScrum har innebygde funksjoner for grafer of Scrum boards og vil gjøre jobben vår enklere.</text:p>
      <text:p text:style-name="P194">Alle er enige i å ta dette i bruk hvis Lars Erik får det til å kjøre stabilt.</text:p>
      <text:p text:style-name="P195">IscScrum er et serverbasert Scrum-program som gjør det<text:s/>enklere å holde styr på sprinter og hele scrum-opplegget.</text:p>
      <text:p text:style-name="P196"/>
      <text:p text:style-name="P197">I forkant av møtet har Svenn bedt om hjelp på kartdelen av prosjektet. Dette kommer til å bli en stor del og Per Øyvind meldte seg til å være med å finne ut av det.</text:p>
      <text:p text:style-name="P198"/>
      <text:p text:style-name="P199">Gjennomgang av sprint 1:</text:p>
      <text:p text:style-name="P200"><text:tab/>-GUI: Anders har prototypen klar. Vetca hvilke klasser som trengs. Trenger et par timer til for å sette seg inn i UML-notasjon, som vil inngå i Sprint 2.</text:p>
      <text:p text:style-name="P201"><text:tab/>-Systemdesign: Vi har en del igjen her.</text:p>
      <text:p text:style-name="P202"><text:tab/><text:tab/>Mangler sekvensdiagram, aktivitetsdiagram, en del igjen i klassediagrammet. Mangler klassene for kartimplementeringen.</text:p>
      <text:soft-page-break/>
      <text:p text:style-name="P203"><text:tab/>-Kart: Svenn ba om hjelp, Per Øyvind trår til. Sett på frameworks for oppkobling mot Qt. Må finne ut mer hva som må gjøres.</text:p>
      <text:p text:style-name="P204"><text:tab/>-Research: Å få ringesignal ved opprop er vanskelig. Vi sier oss fornøyd med SMS-varsling.</text:p>
      <text:p text:style-name="P205"><text:tab/>-Valg av verktøy er ferdig.</text:p>
      <text:p text:style-name="P206"><text:tab/>-Databasen er oppe og går. Dvs ER-modellen er også ferdig.</text:p>
      <text:p text:style-name="P207"><text:tab/></text:p>
      <text:p text:style-name="P208">Oppretter Sprint 2:</text:p>
      <text:p text:style-name="P209"><text:tab/>-GUI: Begynne på programmering av GUI.</text:p>
      <text:p text:style-name="P210"><text:tab/>-Programmering:<text:s/></text:p>
      <text:p text:style-name="P211"><text:tab/><text:tab/>-DatabaseConnector.</text:p>
      <text:p text:style-name="P212"><text:tab/><text:tab/>-Start av skype avhengigheter med tanke på<text:s/>platform.</text:p>
      <text:p text:style-name="P213"><text:tab/>-Systemdesig: Ordne manglende klasser</text:p>
      <text:p text:style-name="P214"><text:tab/>-Kart: Vise et kartbilde i Qt.</text:p>
      <text:p text:style-name="P215"/>
      <text:p text:style-name="P216">Tor kom 13.27</text:p>
      <text:p text:style-name="P217"/>
      <text:p text:style-name="P218">14:18 Svenn dro på jobb</text:p>
      <text:p text:style-name="P219"/>
      <text:h text:style-name="P220" text:outline-level="2">Møte 7</text:h>
      <text:p text:style-name="P221">Dato:<text:s/>21.09.12</text:p>
      <text:p text:style-name="P222">Møtestart 11.15</text:p>
      <text:p text:style-name="P223">Lars Erik, Tor, Jørgen, Per Øyvind, Anders</text:p>
      <text:p text:style-name="P224">Svenn er på jobb</text:p>
      <text:p text:style-name="P225"><text:tab/></text:p>
      <text:p text:style-name="P226">Gruppen har byttet ut trello til fordel<text:s/>for icescrum. Icescrum er hostet på kord.dyndns.org:8080/icescrum. Icescrum er bedre fordi det er ment spesifikt på scrum</text:p>
      <text:p text:style-name="P227">og har burndown charts, backlogs, release plans etc.<text:s/></text:p>
      <text:p text:style-name="P228">DatabaseConnector er "ferdig(trenger andre klasser for testing)" og Lars er sekretær/arbeidsledig.</text:p>
      <text:p text:style-name="P229">Tor og Jørgen har laget en flowchart for GUI-design.</text:p>
      <text:p text:style-name="P230">Anders har komt godt i gang med GUI. Per Øyvind assisterer.</text:p>
      <text:p text:style-name="P231">Det luftes ideer om å kunne overføre sauer mellom gårder.</text:p>
      <text:p text:style-name="P232">Det jobbes med design og programmering samt merging av prosjektene.</text:p>
      <text:p text:style-name="P233">Inputsimulator er påbegynt.</text:p>
      <text:p text:style-name="P234"><text:tab/></text:p>
      <text:p text:style-name="P235"><text:tab/></text:p>
      <text:h text:style-name="P236" text:outline-level="2">Møte 8</text:h>
      <text:p text:style-name="PlainText"><text:span text:style-name="T237">Dato:<text:s/></text:span><text:span text:style-name="T238">25.09.12</text:span></text:p>
      <text:p text:style-name="P239">Møtestart 12.15</text:p>
      <text:p text:style-name="P240">Svenn, Lars Erik, Tor, Jørgen, Per Øyvind, Anders</text:p>
      <text:p text:style-name="P241"/>
      <text:p text:style-name="P242">Starter møtet med å finne ut at vi ikke får kontakt med koden i git-repoet.</text:p>
      <text:p text:style-name="P243">Prøvde flere rollbacks som ikke funket, men Ander hadde en<text:s/>lokal versjon som ble pushet opp og alt var på plass igjen.</text:p>
      <text:p text:style-name="P244"/>
      <text:p text:style-name="P245">Per Øyvind sliter med et virus som har gjort pc-en hans til en murstein, men klarer å få liv i den igjen iløpet av møtet.</text:p>
      <text:p text:style-name="P246"/>
      <text:p text:style-name="P247">Diskuterer andre alternativ til Qt. Qt Jambi krever et binding layer mellom javakode og C++ kode. Potensielt mye jobb for å få det til å funke</text:p>
      <text:p text:style-name="P248"/>
      <text:p text:style-name="P249">13.47</text:p>
      <text:soft-page-break/>
      <text:p text:style-name="P250">Vi får fortsatt ikke Eclips til å gjenkjenne hovedprogrammet vårt som et prosjekt. Viser kun mappetre, ikke pakker.</text:p>
      <text:p text:style-name="P251"/>
      <text:p text:style-name="P252">Anders har klart å få JPanel og generelt flere Swing-komponenter integrert i Qt Jambi,</text:p>
      <text:p text:style-name="P253"/>
      <text:p text:style-name="P254">14.14</text:p>
      <text:p text:style-name="P255">Jørgen og Anders må på forelesning.</text:p>
      <text:p text:style-name="P256"/>
      <text:p text:style-name="P257">Per Øyvind klarer å sette opp repoet på nytt igjen. Vi har mistet ca 150 linjer kode i DatabaseConnector.java.</text:p>
      <text:p text:style-name="P258"/>
      <text:p text:style-name="P259"/>
      <text:p text:style-name="P260">Møteslutt 15.30</text:p>
      <text:p text:style-name="P261"/>
      <text:p text:style-name="P262"/>
      <text:h text:style-name="P263" text:outline-level="2">Møte 9</text:h>
      <text:p text:style-name="P264">Dato:<text:s/>26.09.12</text:p>
      <text:p text:style-name="P265">Møtestart 12.15</text:p>
      <text:p text:style-name="P266">Tilstede:<text:s/>Jørgen, Tor, Svenn, Per<text:s/>Øyvind, og<text:s/>stud.ass.</text:p>
      <text:p text:style-name="P267">Anders og Lars Erik er borte på andre møter.</text:p>
      <text:p text:style-name="P268"/>
      <text:p text:style-name="P269">Møte med studass. Går gjennom hva vi har gjort til nå.</text:p>
      <text:p text:style-name="P270"/>
      <text:p text:style-name="P271">Per Øyvind prøvde å får vist GUI men hadde problemer siden Qt ikke takler Java 64 bit. Anders har det lokalt på sin maskin.</text:p>
      <text:p text:style-name="P272"/>
      <text:p text:style-name="P273">Fikk ikke<text:s/>gjort så mye programmering.</text:p>
      <text:p text:style-name="P274">Har fått tak i en WMS-klient skrevet i Java vi kan se på og finne ut hvordan kartvisning er implementert der.</text:p>
      <text:p text:style-name="P275"/>
      <text:p text:style-name="P276">Møteslutt 14.30</text:p>
      <text:p text:style-name="P277"/>
      <text:h text:style-name="P278" text:outline-level="2">Møte 10</text:h>
      <text:p text:style-name="P279">Dato:<text:s/>03.10.12</text:p>
      <text:p text:style-name="P280">Møtestart 12.15</text:p>
      <text:p text:style-name="P281">Tilstede:<text:s/>Jørgen, Per Øyvind, Tor, Lars Erik, Anders</text:p>
      <text:p text:style-name="P282"/>
      <text:p text:style-name="P283">Svenn er syk.<text:s/></text:p>
      <text:p text:style-name="P284"/>
      <text:p text:style-name="P285">Sprint<text:s/>1 er nå ferdig.</text:p>
      <text:p text:style-name="P286"/>
      <text:p text:style-name="P287">Vi planlegger sprint 2 som skal være ferdig til midtveispresentasjonen.<text:s/></text:p>
      <text:p text:style-name="P288">Forrige sprint var preget av undervurdering av arbeidsmengde, og hadde derfor mange endringer i tidsbruk underveis.</text:p>
      <text:p text:style-name="P289">Vi bestemte oss for å heller beregne for mye tid<text:s/>på hver pakke i sprint 2. Arbeidsmengden er derfor nesten dobbelt så stor,</text:p>
      <text:p text:style-name="P290">og vi venter at faktisk arbeidsmengde vil være en plass i mellom estimatene i sprint 1 og sprint 2.</text:p>
      <text:p text:style-name="P291"/>
      <text:p text:style-name="P292">Vi har også bestemt oss for å prøve en server-klient arkitektur for å gi brukeren en mer stabil opplevelse. Research på dette</text:p>
      <text:p text:style-name="P293">er en stor del av sprint 2.</text:p>
      <text:p text:style-name="P294"/>
      <text:soft-page-break/>
      <text:p text:style-name="P295">Noen av arbeidspakkene fra sprint 1 ble flyttet til sprint 2 fordi de ikke ble gjennomført. Dette gjelder Skype runtime(6t),</text:p>
      <text:p text:style-name="P296">Dokumentasjon(6t) og Diagrammer(4t).</text:p>
      <text:p text:style-name="P297"/>
      <text:p text:style-name="P298">Resten av møtet<text:s/>ble brukt til å jobbe med oppgavene vi har tildelt hverandre.</text:p>
      <text:p text:style-name="P299"/>
      <text:p text:style-name="P300">Møteslutt 14.00</text:p>
      <text:p text:style-name="P301"/>
      <text:h text:style-name="P302" text:outline-level="2">Møte 11</text:h>
      <text:p text:style-name="P303">Møtestart 12.15</text:p>
      <text:p text:style-name="P304">Tilstede:<text:s/>Jørgen, Per Øyvind, Tor, Anders, Svenn.</text:p>
      <text:p text:style-name="P305">Lars Erik har fysiotime. Kommer så fort han har mulighet.</text:p>
      <text:p text:style-name="P306"/>
      <text:p text:style-name="P307">Per Øyvind oppdaterer Svenn på hvordan kartdelen<text:s/>av prosjektet har utviklet seg. Har funnet JXViewer som gjør det enklere å integrere WMS-tjenester i Java. Awesomeness!</text:p>
      <text:p text:style-name="P308"/>
      <text:p text:style-name="P309">Rapport til studass sendt vedrørende sprint 1.</text:p>
      <text:p text:style-name="P310"/>
      <text:p text:style-name="P311">Siden forige møte:</text:p>
      <text:p text:style-name="P312">Jørgen har jobbet med tilstandsdiagram og generell kode.</text:p>
      <text:p text:style-name="P313">Tor har jobbet med sekvensdiagram.</text:p>
      <text:p text:style-name="P314">Svenn har jobbet med å forstå hvordan wms-klienten som ble funnet på nett fungerer.</text:p>
      <text:p text:style-name="P315">Per Øyvind har funnet en alternativ, og bedre, måte å vise kart på.</text:p>
      <text:p text:style-name="P316">Anders har kodet om mye for å unngå hardkoding.</text:p>
      <text:p text:style-name="P317"/>
      <text:p text:style-name="P318"/>
      <text:p text:style-name="P319">Det registreres at Per Øyvind<text:s/>ikke har kontroll på kaffen. Skuffende, siden dette var et kriterie for at han ble valg til Scrum-master ;)</text:p>
      <text:p text:style-name="P320"/>
      <text:p text:style-name="P321">Møteslutt: 14.15</text:p>
      <text:p text:style-name="P322"/>
      <text:p text:style-name="P323"/>
      <text:h text:style-name="P324" text:outline-level="2">Møte 12</text:h>
      <text:p text:style-name="P325">Møtestart 14.15</text:p>
      <text:p text:style-name="P326">Per Øyvind, Jørgen, Svenn</text:p>
      <text:p text:style-name="P327"/>
      <text:p text:style-name="P328">Laget midtveispresentasjonen.</text:p>
      <text:p text:style-name="P329">Skrev tekst om hva som måtte snakkes om på<text:s/>presentasjonen.</text:p>
      <text:p text:style-name="P330"/>
      <text:p text:style-name="P331"/>
      <text:p text:style-name="P332">Møteslutt 16.00</text:p>
      <text:p text:style-name="P333"/>
      <text:p text:style-name="P334"/>
      <text:p text:style-name="P335"/>
      <text:p text:style-name="P336">Møte 13</text:p>
      <text:p text:style-name="P337">Møtestart 10.15</text:p>
      <text:p text:style-name="P338">Svenn, Jørgen, Anders, Lars Erik, Tor, Per Øyvind</text:p>
      <text:p text:style-name="P339"/>
      <text:p text:style-name="P340">Finpusset midtveispresentasjon. Fordelte og kjørte gjennom presentasjonen.</text:p>
      <text:p text:style-name="P341"/>
      <text:p text:style-name="P342"/>
      <text:p text:style-name="P343">Møteslutt 12.00</text:p>
      <text:p text:style-name="P344"/>
      <text:p text:style-name="P345"/>
      <text:p text:style-name="P346"/>
      <text:h text:style-name="P347" text:outline-level="2">Møte 14</text:h>
      <text:p text:style-name="P348">Møtestart 17/10-12 kl12.15</text:p>
      <text:p text:style-name="Normal"><text:span text:style-name="T349">Tilstede:</text:span><text:span text:style-name="T350"><text:s/></text:span><text:span text:style-name="T351">Jørgen, Per Øyvind, Tor, Anders, Svenn, Lars Erik.</text:span></text:p>
      <text:p text:style-name="P352">Hovedmålet for dette møtet er å sette opp Sprint 3.</text:p>
      <text:p text:style-name="P353">Starter med å estimere hva som er mulig arbeidsmengde per person per uke. Kom frem til at 8 timer per uke per person er realistisk.</text:p>
      <text:p text:style-name="P354">Skal sette opp sprinten slike at den totalt er på 96 timer.</text:p>
      <text:p text:style-name="P355">Dele opp sprint-oppgavene i mindre oppgaver og plassere dem under kategorier. Vi har hatt for generelle sprint-oppgaver frem til nå og må spesifisere mer hva hver oppgaver går ut på.</text:p>
      <text:p text:style-name="P356">De resterende timene og oppgaver fra Sprint 2 blir overført til Sprint 3. Oppgavene blir også oppdelt i mindre underoppgaver i Sprint 3 så de vises ikke like tydelig, men de er fortsatt der.</text:p>
      <text:p text:style-name="P357">Vi ønsker tilbakemelding på Sprint 2 og presentasjonen. Vi vil og ha med stud.ass på neste møte, men Perry er bortreist den uken. Skal høre med han om en annen kan se over eller om vi eventuelt tar det uken etter.</text:p>
      <text:p text:style-name="P358">Oppgavene er lagt ut på IceScrum, og folk må ta kontroll over de de vil ha. Endte opp med totalt 96 timer.</text:p>
      <text:p text:style-name="P359">Møteslutt 14.00</text:p>
      <text:p text:style-name="P360"/>
      <text:p text:style-name="P361"/>
      <text:p text:style-name="P362"/>
      <text:p text:style-name="P363"/>
      <text:p text:style-name="P364"/>
      <text:p text:style-name="P365"/>
      <text:p text:style-name="P366"/>
      <text:p text:style-name="P367"/>
      <text:p text:style-name="P368"/>
      <text:p text:style-name="P369"/>
      <text:p text:style-name="P370"/>
      <text:soft-page-break/>
      <text:h text:style-name="P371" text:outline-level="2">Møte<text:s/></text:h>
      <text:p text:style-name="P372">Dato:<text:s/>31.10.2012 <text:s/></text:p>
      <text:p text:style-name="P373">Møtestart:<text:s/>12:30</text:p>
      <text:p text:style-name="P374"/>
      <text:p text:style-name="P375">Lars Erik:</text:p>
      <text:p text:style-name="P376"><text:tab/>Har gjort sånn at ting kjører</text:p>
      <text:p text:style-name="P377"><text:tab/>Migrert database sånn at den er på server</text:p>
      <text:p text:style-name="P378"><text:tab/><text:tab/>Noen problemer med minne o.l.</text:p>
      <text:p text:style-name="P379"><text:tab/>Har fått epost og mail til å kjøre</text:p>
      <text:p text:style-name="P380"/>
      <text:p text:style-name="P381">Anders:</text:p>
      <text:p text:style-name="P382"><text:tab/>GUI og dokumentasjon</text:p>
      <text:p text:style-name="P383"/>
      <text:p text:style-name="P384">Jørgen:</text:p>
      <text:p text:style-name="P385"><text:tab/>Finpusset på dokumentasjon</text:p>
      <text:p text:style-name="P386"><text:tab/>Lært litt QtJambi</text:p>
      <text:p text:style-name="P387"/>
      <text:p text:style-name="P388">Tor:</text:p>
      <text:p text:style-name="P389"><text:tab/>Skrevet dokumentasjon</text:p>
      <text:p text:style-name="P390"/>
      <text:p text:style-name="P391">Per:</text:p>
      <text:p text:style-name="P392"><text:tab/>Har skrevet dokumentasjon</text:p>
      <text:p text:style-name="P393"><text:tab/>Har fikset litt på statistikkvindu</text:p>
      <text:p text:style-name="P394"><text:tab/>Sett på WMS, fått det til å virke</text:p>
      <text:p text:style-name="P395"><text:tab/>Få sauer inn i databasen</text:p>
      <text:p text:style-name="P396"/>
      <text:p text:style-name="P397">FIXME:<text:s/></text:p>
      <text:p text:style-name="P398"><text:tab/>Vi burde få mere konkrete krav til dokumentasjon;</text:p>
      <text:p text:style-name="P399"><text:tab/><text:tab/>noen avsnitt er redundante o:</text:p>
      <text:p text:style-name="P400"><text:tab/>Sprint er ikke heeeelt ferdig akkurat</text:p>
      <text:p text:style-name="P401"><text:tab/><text:tab/>Kan det ha noe å gjøre med at vi kombinerte dok og kode?</text:p>
      <text:p text:style-name="P402"/>
      <text:p text:style-name="P403"><text:tab/></text:p>
      <text:p text:style-name="P404">TODO:<text:s/></text:p>
      <text:p text:style-name="P405"><text:tab/>Skrive mer dokumentasjon</text:p>
      <text:p text:style-name="P406"><text:tab/><text:tab/>Må skrive mer om arkitektur til systemet vårt, valg av API osv</text:p>
      <text:p text:style-name="P407"><text:tab/><text:tab/>Produktbeskrivelse..</text:p>
      <text:p text:style-name="P408"><text:tab/><text:tab/>Systemdesign</text:p>
      <text:p text:style-name="P409"><text:tab/><text:tab/>Systemfunksjoner<text:tab/></text:p>
      <text:p text:style-name="P410"/>
      <text:p text:style-name="P411">WORKFLOW:</text:p>
      <text:p text:style-name="P412"><text:tab/>Møtet går ellers til at vi diskuterer litt deadlines</text:p>
      <text:p text:style-name="P413"><text:tab/>ALF forklarer systemdesign</text:p>
      <text:p text:style-name="P414"/>
      <text:p text:style-name="P415"/>
      <text:p text:style-name="P416"/>
      <text:p text:style-name="P417"/>
      <text:p text:style-name="P418"/>
      <text:soft-page-break/>
      <text:h text:style-name="P419" text:outline-level="2">Møte<text:s/></text:h>
      <text:p text:style-name="P420">Dato:<text:s/>09.11.2012</text:p>
      <text:p text:style-name="P421"/>
      <text:list text:style-name="LFO1" text:continue-numbering="true">
        <text:list-item>
          <text:p text:style-name="P422">Ingen nye features.</text:p>
        </text:list-item>
        <text:list-item>
          <text:p text:style-name="P423">Innleveringsfrist er nå 21.<text:s/>nov er innlevering (innlevering og presentasjon)</text:p>
        </text:list-item>
        <text:list-item>
          <text:p text:style-name="P424">Vi må<text:s/>lage dropbox link til prosjekt, alt for stort via mail.</text:p>
        </text:list-item>
        <text:list-item>
          <text:p text:style-name="P425">Skrive at vi har bare grove timesantall, inn i dokumentasjonen.</text:p>
        </text:list-item>
        <text:list-item>
          <text:p text:style-name="P426">Vi synes det er undødvendig å ha nøyaktige timesantall for hver dag med arbeid som er gjort. Grov estimering via IceScrum holder til å vise ca arbeidsmengde.</text:p>
        </text:list-item>
        <text:list-item>
          <text:p text:style-name="P427">Det har blitt ulike mengder med arbeid for hver person, men vi synes dette er greit siden noen av oppgavene man har begynt med har vist seg mer krevende enn først antatt.<text:s/>gjort noe missnøye med dette.</text:p>
        </text:list-item>
        <text:list-item>
          <text:p text:style-name="P428">Vi må ha debugg prossess som vedlegg<text:s/>i rapporten.<text:s/>Må også utføre<text:s/>acceptence testing.</text:p>
        </text:list-item>
        <text:list-item>
          <text:p text:style-name="P429">Vi bør ha en siste sprint.</text:p>
        </text:list-item>
        <text:list-item>
          <text:p text:style-name="P430">Vi må skrive om hvordan man<text:s/>installerer programmet, teknisk.</text:p>
        </text:list-item>
        <text:list-item>
          <text:p text:style-name="P431">Bruksområder kan bruke som mal til acceptence testing.</text:p>
        </text:list-item>
        <text:list-item>
          <text:p text:style-name="P432">Jørgen skriver over til google docs.</text:p>
        </text:list-item>
        <text:list-item>
          <text:p text:style-name="P433">Ny sprint start<text:s/>har blitt oprette. Den<text:s/>starter imorgen (Dokumentasjon, regresions fixing og acceptence testing)<text:tab/></text:p>
        </text:list-item>
        <text:list-item>
          <text:p text:style-name="P434">Siste sprint:<text:s/></text:p>
          <text:list text:continue-numbering="true">
            <text:list-item>
              <text:p text:style-name="P435">Få<text:s/>gjort det viktigste.</text:p>
            </text:list-item>
            <text:list-item>
              <text:p text:style-name="P436">Burnout<text:s/>chart ser grei ut for<text:s/>oss.</text:p>
            </text:list-item>
            <text:list-item>
              <text:p text:style-name="P437">Vi må ha bedre tidsestimat enn tidligere.</text:p>
            </text:list-item>
          </text:list>
        </text:list-item>
      </text:list>
      <text:p text:style-name="P438"/>
      <text:p text:style-name="P439"/>
      <text:p text:style-name="P440"/>
      <text:p text:style-name="P441"/>
      <text:p text:style-name="P442"/>
      <text:p text:style-name="P443"/>
      <text:p text:style-name="P444"/>
      <text:p text:style-name="P445"/>
      <text:p text:style-name="P44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263in" fo:margin-bottom="0.984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er Øyvind Kanestrøm</meta:initial-creator>
    <dc:creator>Per Øyvind Kanestrøm</dc:creator>
    <meta:creation-date>2012-10-17T14:21:00Z</meta:creation-date>
    <dc:date>2012-11-21T18:19:00Z</dc:date>
    <meta:template xlink:href="Normal" xlink:type="simple"/>
    <meta:editing-cycles>5</meta:editing-cycles>
    <meta:editing-duration>PT1500S</meta:editing-duration>
    <meta:document-statistic meta:page-count="10" meta:paragraph-count="27" meta:word-count="2052" meta:character-count="13728" meta:row-count="97" meta:non-whitespace-character-count="11703"/>
  </office:meta>
</office:document-meta>
</file>